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0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4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9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" style:family="table-cell" style:parent-style-name="Default" style:data-style-name="N155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15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 style:data-style-name="N156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" style:family="table-cell" style:parent-style-name="Default" style:data-style-name="N155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17"/>
        <table:table-column table:style-name="co2" table:number-columns-repeated="244" table:default-cell-style-name="ce2"/>
        <table:table-column table:style-name="co5" table:number-columns-repeated="768" table:default-cell-style-name="ce18"/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 table:number-rows-repeated="2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9" office:value-type="string" calcext:value-type="string">
            <text:p>Libraries</text:p>
          </table:table-cell>
          <table:table-cell table:style-name="ce9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10" office:value-type="string" calcext:value-type="string">
            <text:p>Load libraries from</text:p>
          </table:table-cell>
          <table:table-cell table:style-name="ce10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4" office:value-type="string" calcext:value-type="string">
            <text:p>lib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/>
          <table:table-cell office:value-type="string" calcext:value-type="string">
            <text:p>isRelative:</text:p>
          </table:table-cell>
          <table:table-cell table:style-name="ce15" table:formula="of:=TRUE()" office:value-type="boolean" office:boolean-value="true" calcext:value-type="boolean">
            <text:p>WAH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6" table:formula="of:=INFO.OBBA.OBBA.OBCONTROLPANELSETVISIBLE([.C8])" office:value-type="boolean" office:boolean-value="true" calcext:value-type="boolean">
            <text:p>WAHR</text:p>
          </table:table-cell>
          <table:table-cell table:style-name="ce1"/>
          <table:table-cell/>
          <table:table-cell table:style-name="ce11" office:value-type="string" calcext:value-type="string">
            <text:p>Result:</text:p>
          </table:table-cell>
          <table:table-cell table:style-name="ce11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Caplets/lib" calcext:value-type="string">
            <text:p>/Users/fries/git/finmath-spreadsheets/spreadsheets/Caplets/lib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9" office:value-type="string" calcext:value-type="string">
            <text:p>Additional Class Folder (leave empty if not needed)</text:p>
          </table:table-cell>
          <table:table-cell table:style-name="ce9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10" office:value-type="string" calcext:value-type="string">
            <text:p>Load classes from</text:p>
          </table:table-cell>
          <table:table-cell table:style-name="ce10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6.1.0" calcext:value-type="string">
            <text:p>6.1.0</text:p>
          </table:table-cell>
          <table:table-cell/>
          <table:table-cell office:value-type="string" calcext:value-type="string">
            <text:p>Path:</text:p>
          </table:table-cell>
          <table:table-cell table:style-name="ce14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Build:</text:p>
          </table:table-cell>
          <table:table-cell table:style-name="ce1" table:formula="of:=INFO.OBBA.OBBA.OBGETPROPERTY(&quot;build&quot;)" office:value-type="string" office:string-value="60100" calcext:value-type="string">
            <text:p>60100</text:p>
          </table:table-cell>
          <table:table-cell/>
          <table:table-cell office:value-type="string" calcext:value-type="string">
            <text:p>isRelative:</text:p>
          </table:table-cell>
          <table:table-cell table:style-name="ce16" table:formula="of:=1" office:value-type="boolean" office:boolean-value="true" calcext:value-type="boolean">
            <text:p>WAH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/>
          <table:table-cell table:style-name="ce10" office:value-type="string" calcext:value-type="string">
            <text:p>Result:</text:p>
          </table:table-cell>
          <table:table-cell table:style-name="ce10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Caplets" calcext:value-type="string">
            <text:p>/Users/fries/git/finmath-spreadsheets/spreadsheets/Caplet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/>
          <table:table-cell table:style-name="ce12"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4.0.3-SNAPSHOT" calcext:value-type="string">
            <text:p>4.0.3-SNAPSHOT</text:p>
          </table:table-cell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3"/>
          <table:table-cell/>
          <table:table-cell table:style-name="ce9" office:value-type="string" calcext:value-type="string">
            <text:p>Reference cell below to ensure lib is loaded:</text:p>
          </table:table-cell>
          <table:table-cell table:style-name="ce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number-columns-repeated="3"/>
          <table:table-cell table:style-name="ce13" table:formula="of:=IF(OR(ISERROR([.F12]);ISERROR([.F21]));NA();&quot;&quot;)">
            <text:p/>
          </table:table-cell>
          <table:table-cell/>
          <table:table-cell table:style-name="ce1"/>
          <table:table-cell table:number-columns-repeated="1017"/>
        </table:table-row>
        <table:table-row table:style-name="ro1" table:number-rows-repeated="3">
          <table:table-cell table:style-name="ce1"/>
          <table:table-cell table:number-columns-repeated="5"/>
          <table:table-cell table:style-name="ce1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9"/>
        <table:table-column table:style-name="co7" table:number-columns-repeated="253" table:default-cell-style-name="ce19"/>
        <table:table-column table:style-name="co7" table:default-cell-style-name="ce39"/>
        <table:table-column table:style-name="co8" table:number-columns-repeated="769" table:default-cell-style-name="ce18"/>
        <table:table-row table:style-name="ro2">
          <table:table-cell table:number-columns-repeated="1024"/>
        </table:table-row>
        <table:table-row table:style-name="ro3">
          <table:table-cell table:style-name="ce20"/>
          <table:table-cell table:style-name="ce20" office:value-type="string" calcext:value-type="string">
            <text:p>Monte Carlo Black Scholes Model: Valuation of a Bermudan Option</text:p>
          </table:table-cell>
          <table:table-cell table:style-name="ce20" table:number-columns-repeated="1020"/>
          <table:table-cell table:number-columns-repeated="2"/>
        </table:table-row>
        <table:table-row table:style-name="ro2">
          <table:table-cell table:style-name="ce21"/>
          <table:table-cell table:style-name="ce22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21" table:number-columns-repeated="1020"/>
          <table:table-cell table:number-columns-repeated="2"/>
        </table:table-row>
        <table:table-row table:style-name="ro2">
          <table:table-cell table:style-name="ce21"/>
          <table:table-cell table:style-name="ce23"/>
          <table:table-cell table:style-name="ce21" table:number-columns-repeated="9"/>
          <table:table-cell table:style-name="ce35" office:value-type="string" calcext:value-type="string">
            <text:p>time: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1" table:number-columns-repeated="1007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" office:value-type="string" calcext:value-type="string">
            <text:p>Time Discretization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Bermudan Option</text:p>
          </table:table-cell>
          <table:table-cell table:style-name="ce24" table:number-columns-repeated="4"/>
          <table:table-cell/>
          <table:table-cell table:style-name="ce37" table:formula="of:=INFO.OBBA.OBBA.OBCALL(&quot;underlyingValue &quot;&amp;[.M4];[.$B$52];&quot;getAssetValue&quot;;INFO.OBBA.OBBA.OBMAKE(&quot;&quot;;&quot;double&quot;;[.M4]);INFO.OBBA.OBBA.OBMAKE(&quot;&quot;;&quot;int&quot;;0))" office:value-type="string" office:string-value="underlyingValue 1 &#10;[3502]" calcext:value-type="string">
            <text:p>underlyingValue 1 </text:p>
            <text:p>[3502]</text:p>
          </table:table-cell>
          <table:table-cell table:style-name="ce37" table:formula="of:=INFO.OBBA.OBBA.OBCALL(&quot;option value  &quot;&amp;[.N4];INFO.OBBA.OBBA.OBCALL(&quot;&quot;;INFO.OBBA.OBBA.OBCALL(&quot;&quot;;INFO.OBBA.OBBA.OBCALL(&quot;&quot;;[.$B$52];&quot;getAssetValue&quot;;INFO.OBBA.OBBA.OBMAKE(&quot;&quot;;&quot;double&quot;;[.N4]);INFO.OBBA.OBBA.OBMAKE(&quot;&quot;;&quot;int&quot;;0));&quot;sub&quot;;INFO.OBBA.OBBA.OBMAKE(&quot;&quot;;&quot;double&quot;;[.J11]));&quot;floor&quot;;INFO.OBBA.OBBA.OBMAKE(&quot;&quot;;&quot;double&quot;;0));&quot;mult&quot;;INFO.OBBA.OBBA.OBMAKE(&quot;&quot;;&quot;double&quot;;[.J10]*EXP(-[.$E$20]*[.N4])))" office:value-type="string" office:string-value="option value  1 &#10;[3511]" calcext:value-type="string">
            <text:p>option value  1 </text:p>
            <text:p>[3511]</text:p>
          </table:table-cell>
          <table:table-cell table:style-name="ce37" table:formula="of:=INFO.OBBA.OBBA.OBCALL(&quot;option value  &quot;&amp;[.O4];INFO.OBBA.OBBA.OBCALL(&quot;&quot;;INFO.OBBA.OBBA.OBCALL(&quot;&quot;;INFO.OBBA.OBBA.OBCALL(&quot;&quot;;[.$B$52];&quot;getAssetValue&quot;;INFO.OBBA.OBBA.OBMAKE(&quot;&quot;;&quot;double&quot;;[.O4]);INFO.OBBA.OBBA.OBMAKE(&quot;&quot;;&quot;int&quot;;0));&quot;sub&quot;;INFO.OBBA.OBBA.OBMAKE(&quot;&quot;;&quot;double&quot;;[.K11]));&quot;floor&quot;;INFO.OBBA.OBBA.OBMAKE(&quot;&quot;;&quot;double&quot;;0));&quot;mult&quot;;INFO.OBBA.OBBA.OBMAKE(&quot;&quot;;&quot;double&quot;;[.K10]*EXP(-[.$E$20]*[.O4])))" office:value-type="string" office:string-value="option value  2 &#10;[3520]" calcext:value-type="string">
            <text:p>option value  2 </text:p>
            <text:p>[3520]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table:formula="of:=obLibs&amp;&quot;net.finmath.time.TimeDiscretizationFromArray&quot;" office:value-type="string" office:string-value="net.finmath.time.TimeDiscretizationFromArray" calcext:value-type="string">
            <text:p>net.finmath.time.TimeDiscretizationFromArray</text:p>
          </table:table-cell>
          <table:table-cell table:number-columns-repeated="3"/>
          <table:table-cell office:value-type="string" calcext:value-type="string">
            <text:p>className</text:p>
          </table:table-cell>
          <table:table-cell table:formula="of:=obLibs&amp;&quot;net.finmath.montecarlo.assetderivativevaluation.products.BermudanOption&quot;" office:value-type="string" office:string-value="net.finmath.montecarlo.assetderivativevaluation.products.BermudanOption" calcext:value-type="string">
            <text:p>net.finmath.montecarlo.assetderivativevaluation.products.BermudanOption</text:p>
          </table:table-cell>
          <table:table-cell table:number-columns-repeated="1016"/>
        </table:table-row>
        <table:table-row table:style-name="ro2"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4"/>
          <table:table-cell/>
          <table:table-cell table:style-name="ce38" table:number-matrix-columns-spanned="1" table:number-matrix-rows-spanned="250" table:formula="of:=TRANSPOSE(INFO.OBBA.OBBA.OBGET(INFO.OBBA.OBBA.OBCALL(&quot;&quot;;[.M6];&quot;getRealizations&quot;)))" office:value-type="float" office:value="0.525749949826195" calcext:value-type="float">
            <text:p>0,526</text:p>
          </table:table-cell>
          <table:table-cell table:style-name="ce38" table:number-matrix-columns-spanned="1" table:number-matrix-rows-spanned="250" table:formula="of:=TRANSPOSE(INFO.OBBA.OBBA.OBGET(INFO.OBBA.OBBA.OBCALL(&quot;&quot;;[.N6];&quot;getRealizations&quot;)))" office:value-type="float" office:value="0" calcext:value-type="float">
            <text:p>0,000</text:p>
          </table:table-cell>
          <table:table-cell table:style-name="ce38" table:number-matrix-columns-spanned="1" table:number-matrix-rows-spanned="250" table:formula="of:=TRANSPOSE(INFO.OBBA.OBBA.OBGET(INFO.OBBA.OBBA.OBCALL(&quot;&quot;;[.O6];&quot;getRealizations&quot;)))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9];[.D9];[.E9])" office:value-type="string" office:string-value="td.start &#10;[3461]" calcext:value-type="string">
            <text:p>td.start </text:p>
            <text:p>[3461]</text:p>
          </table:table-cell>
          <table:table-cell table:style-name="ce26" office:value-type="string" calcext:value-type="string">
            <text:p>td.start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formula="of:=INFO.OBBA.OBBA.OBMAKE([.H9];[.I9];[.J9:.K9])" office:value-type="string" office:string-value="exerciseDates &#10;[3467]" calcext:value-type="string">
            <text:p>exerciseDates </text:p>
            <text:p>[3467]</text:p>
          </table:table-cell>
          <table:table-cell table:style-name="ce26" office:value-type="string" calcext:value-type="string">
            <text:p>exerciseDates</text:p>
          </table:table-cell>
          <table:table-cell table:style-name="ce26" office:value-type="string" calcext:value-type="string">
            <text:p>double[]</text:p>
          </table:table-cell>
          <table:table-cell table:style-name="ce33" office:value-type="float" office:value="1" calcext:value-type="float">
            <text:p>1,0</text:p>
          </table:table-cell>
          <table:table-cell table:style-name="ce33" office:value-type="float" office:value="2" calcext:value-type="float">
            <text:p>2,0</text:p>
          </table:table-cell>
          <table:table-cell/>
          <table:table-cell table:style-name="ce38" office:value-type="float" office:value="1.18633091290299" calcext:value-type="float">
            <text:p>1,186</text:p>
          </table:table-cell>
          <table:table-cell table:style-name="ce38" office:value-type="float" office:value="0.265865170571103" calcext:value-type="float">
            <text:p>0,266</text:p>
          </table:table-cell>
          <table:table-cell table:style-name="ce38" office:value-type="float" office:value="0.388031429984393" calcext:value-type="float">
            <text:p>0,388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10];[.D10];[.E10])" office:value-type="string" office:string-value="td.num &#10;[3462]" calcext:value-type="string">
            <text:p>td.num </text:p>
            <text:p>[3462]</text:p>
          </table:table-cell>
          <table:table-cell table:style-name="ce26" office:value-type="string" calcext:value-type="string">
            <text:p>td.num</text:p>
          </table:table-cell>
          <table:table-cell table:style-name="ce26" office:value-type="string" calcext:value-type="string">
            <text:p>int</text:p>
          </table:table-cell>
          <table:table-cell table:style-name="ce28" office:value-type="float" office:value="50" calcext:value-type="float">
            <text:p>50</text:p>
          </table:table-cell>
          <table:table-cell/>
          <table:table-cell table:formula="of:=INFO.OBBA.OBBA.OBMAKE([.H10];[.I10];[.J10:.K10])" office:value-type="string" office:string-value="notionals &#10;[3468]" calcext:value-type="string">
            <text:p>notionals </text:p>
            <text:p>[3468]</text:p>
          </table:table-cell>
          <table:table-cell table:style-name="ce26" office:value-type="string" calcext:value-type="string">
            <text:p>notionals</text:p>
          </table:table-cell>
          <table:table-cell table:style-name="ce26" office:value-type="string" calcext:value-type="string">
            <text:p>double[]</text:p>
          </table:table-cell>
          <table:table-cell table:style-name="ce33" office:value-type="float" office:value="1.5" calcext:value-type="float">
            <text:p>1,5</text:p>
          </table:table-cell>
          <table:table-cell table:style-name="ce33" office:value-type="float" office:value="1" calcext:value-type="float">
            <text:p>1,0</text:p>
          </table:table-cell>
          <table:table-cell/>
          <table:table-cell table:style-name="ce38" office:value-type="float" office:value="0.511451305624406" calcext:value-type="float">
            <text:p>0,51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11];[.D11];[.E11])" office:value-type="string" office:string-value="td.step &#10;[3463]" calcext:value-type="string">
            <text:p>td.step </text:p>
            <text:p>[3463]</text:p>
          </table:table-cell>
          <table:table-cell table:style-name="ce26" office:value-type="string" calcext:value-type="string">
            <text:p>td.step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float" office:value="0.1" calcext:value-type="float">
            <text:p>0,1</text:p>
          </table:table-cell>
          <table:table-cell/>
          <table:table-cell table:formula="of:=INFO.OBBA.OBBA.OBMAKE([.H11];[.I11];[.J11:.K11])" office:value-type="string" office:string-value="strikes &#10;[3469]" calcext:value-type="string">
            <text:p>strikes </text:p>
            <text:p>[3469]</text:p>
          </table:table-cell>
          <table:table-cell table:style-name="ce26" office:value-type="string" calcext:value-type="string">
            <text:p>strikes</text:p>
          </table:table-cell>
          <table:table-cell table:style-name="ce26" office:value-type="string" calcext:value-type="string">
            <text:p>double[]</text:p>
          </table:table-cell>
          <table:table-cell table:number-columns-repeated="2" table:style-name="ce33" office:value-type="float" office:value="1" calcext:value-type="float">
            <text:p>1,0</text:p>
          </table:table-cell>
          <table:table-cell/>
          <table:table-cell table:style-name="ce38" office:value-type="float" office:value="1.64874931288683" calcext:value-type="float">
            <text:p>1,649</text:p>
          </table:table-cell>
          <table:table-cell table:style-name="ce38" office:value-type="float" office:value="0.92566415331386" calcext:value-type="float">
            <text:p>0,926</text:p>
          </table:table-cell>
          <table:table-cell table:style-name="ce38" office:value-type="float" office:value="0.0911018994883398" calcext:value-type="float">
            <text:p>0,091</text:p>
          </table:table-cell>
          <table:table-cell table:number-columns-repeated="1009"/>
        </table:table-row>
        <table:table-row table:style-name="ro2">
          <table:table-cell/>
          <table:table-cell table:style-name="ce18"/>
          <table:table-cell/>
          <table:table-cell table:style-name="ce26"/>
          <table:table-cell table:number-columns-repeated="8"/>
          <table:table-cell table:style-name="ce38" office:value-type="float" office:value="1.04871898037626" calcext:value-type="float">
            <text:p>1,049</text:p>
          </table:table-cell>
          <table:table-cell table:style-name="ce38" office:value-type="float" office:value="0.0695143914983517" calcext:value-type="float">
            <text:p>0,07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4"/>
          <table:table-cell/>
          <table:table-cell table:style-name="ce38" office:value-type="float" office:value="1.37864804255042" calcext:value-type="float">
            <text:p>1,379</text:p>
          </table:table-cell>
          <table:table-cell table:style-name="ce38" office:value-type="float" office:value="0.540271739405337" calcext:value-type="float">
            <text:p>0,540</text:p>
          </table:table-cell>
          <table:table-cell table:style-name="ce38" office:value-type="float" office:value="0.198951807926599" calcext:value-type="float">
            <text:p>0,199</text:p>
          </table:table-cell>
          <table:table-cell table:number-columns-repeated="1009"/>
        </table:table-row>
        <table:table-row table:style-name="ro2">
          <table:table-cell/>
          <table:table-cell table:style-name="ce26" table:formula="of:=INFO.OBBA.OBBA.OBMAKE([.C14];[.C7];[.B9:.B11])" office:value-type="string" office:string-value="timeDiscretization &#10;[3483]" calcext:value-type="string">
            <text:p>timeDiscretization </text:p>
            <text:p>[3483]</text:p>
          </table:table-cell>
          <table:table-cell table:style-name="ce27" office:value-type="string" calcext:value-type="string">
            <text:p>timeDiscretization</text:p>
          </table:table-cell>
          <table:table-cell table:number-columns-repeated="3"/>
          <table:table-cell table:style-name="ce26" table:formula="of:=INFO.OBBA.OBBA.OBMAKE(&quot;bermudanOption&quot;;[.H7];[.G9:.G11])" office:value-type="string" office:string-value="bermudanOption &#10;[3470]" calcext:value-type="string">
            <text:p>bermudanOption </text:p>
            <text:p>[3470]</text:p>
          </table:table-cell>
          <table:table-cell table:style-name="ce26" table:number-columns-repeated="2"/>
          <table:table-cell table:number-columns-repeated="3"/>
          <table:table-cell table:style-name="ce38" office:value-type="float" office:value="1.34201168028198" calcext:value-type="float">
            <text:p>1,342</text:p>
          </table:table-cell>
          <table:table-cell table:style-name="ce38" office:value-type="float" office:value="0.487997360710727" calcext:value-type="float">
            <text:p>0,488</text:p>
          </table:table-cell>
          <table:table-cell table:style-name="ce38" office:value-type="float" office:value="0.291584371596362" calcext:value-type="float">
            <text:p>0,29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38" office:value-type="float" office:value="0.905195647270882" calcext:value-type="float">
            <text:p>0,90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0918561550874648" calcext:value-type="float">
            <text:p>0,092</text:p>
          </table:table-cell>
          <table:table-cell table:number-columns-repeated="1009"/>
        </table:table-row>
        <table:table-row table:style-name="ro2">
          <table:table-cell/>
          <table:table-cell table:style-name="ce24" office:value-type="string" calcext:value-type="string">
            <text:p>Black Scholes Model</text:p>
          </table:table-cell>
          <table:table-cell table:style-name="ce24" table:number-columns-repeated="3"/>
          <table:table-cell/>
          <table:table-cell table:style-name="ce24" office:value-type="string" calcext:value-type="string">
            <text:p>European Option</text:p>
          </table:table-cell>
          <table:table-cell table:style-name="ce24" table:number-columns-repeated="3"/>
          <table:table-cell table:number-columns-repeated="2"/>
          <table:table-cell table:style-name="ce38" office:value-type="float" office:value="0.93547467355371" calcext:value-type="float">
            <text:p>0,93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308141488187656" calcext:value-type="float">
            <text:p>0,308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dels.BlackScholesModel</text:p>
          </table:table-cell>
          <table:table-cell table:number-columns-repeated="3"/>
          <table:table-cell office:value-type="string" calcext:value-type="string">
            <text:p>className</text:p>
          </table:table-cell>
          <table:table-cell table:formula="of:=obLibs&amp;&quot;net.finmath.montecarlo.assetderivativevaluation.products.EuropeanOption&quot;" office:value-type="string" office:string-value="net.finmath.montecarlo.assetderivativevaluation.products.EuropeanOption" calcext:value-type="string">
            <text:p>net.finmath.montecarlo.assetderivativevaluation.products.EuropeanOption</text:p>
          </table:table-cell>
          <table:table-cell table:number-columns-repeated="4"/>
          <table:table-cell table:style-name="ce38" office:value-type="float" office:value="0.92264350168504" calcext:value-type="float">
            <text:p>0,92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0866097277320632" calcext:value-type="float">
            <text:p>0,087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4"/>
          <table:table-cell/>
          <table:table-cell table:style-name="ce38" office:value-type="float" office:value="0.906092432123063" calcext:value-type="float">
            <text:p>0,90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19];[.D19];[.E19])" office:value-type="string" office:string-value="initialValue &#10;[3453]" calcext:value-type="string">
            <text:p>initialValue </text:p>
            <text:p>[3453]</text:p>
          </table:table-cell>
          <table:table-cell table:style-name="ce26" office:value-type="string" calcext:value-type="string">
            <text:p>initialValue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formula="of:=INFO.OBBA.OBBA.OBMAKE([.H19];[.I19];[.J19])" office:value-type="string" office:string-value="Maturity 1 &#10;[3471]" calcext:value-type="string">
            <text:p>Maturity 1 </text:p>
            <text:p>[3471]</text:p>
          </table:table-cell>
          <table:table-cell table:style-name="ce26" office:value-type="string" calcext:value-type="string">
            <text:p>Maturity 1</text:p>
          </table:table-cell>
          <table:table-cell table:style-name="ce26" office:value-type="string" calcext:value-type="string">
            <text:p>double</text:p>
          </table:table-cell>
          <table:table-cell table:style-name="ce34" table:formula="of:=[.J9]" office:value-type="float" office:value="1" calcext:value-type="float">
            <text:p>1,0</text:p>
          </table:table-cell>
          <table:table-cell table:number-columns-repeated="2"/>
          <table:table-cell table:style-name="ce38" office:value-type="float" office:value="1.14556891297847" calcext:value-type="float">
            <text:p>1,146</text:p>
          </table:table-cell>
          <table:table-cell table:style-name="ce38" office:value-type="float" office:value="0.20770414997656" calcext:value-type="float">
            <text:p>0,208</text:p>
          </table:table-cell>
          <table:table-cell table:style-name="ce38" office:value-type="float" office:value="0.68449825132142" calcext:value-type="float">
            <text:p>0,684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20];[.D20];[.E20])" office:value-type="string" office:string-value="riskFreeRate &#10;[3454]" calcext:value-type="string">
            <text:p>riskFreeRate </text:p>
            <text:p>[3454]</text:p>
          </table:table-cell>
          <table:table-cell table:style-name="ce26" office:value-type="string" calcext:value-type="string">
            <text:p>riskFreeRate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float" office:value="0.05" calcext:value-type="float">
            <text:p>0,05</text:p>
          </table:table-cell>
          <table:table-cell/>
          <table:table-cell table:formula="of:=INFO.OBBA.OBBA.OBMAKE([.H20];[.I20];[.J20])" office:value-type="string" office:string-value="Strike 1 &#10;[3472]" calcext:value-type="string">
            <text:p>Strike 1 </text:p>
            <text:p>[3472]</text:p>
          </table:table-cell>
          <table:table-cell table:style-name="ce26" office:value-type="string" calcext:value-type="string">
            <text:p>Strike 1</text:p>
          </table:table-cell>
          <table:table-cell table:style-name="ce26" office:value-type="string" calcext:value-type="string">
            <text:p>double</text:p>
          </table:table-cell>
          <table:table-cell table:style-name="ce34" table:formula="of:=[.J11]" office:value-type="float" office:value="1" calcext:value-type="float">
            <text:p>1,0</text:p>
          </table:table-cell>
          <table:table-cell table:number-columns-repeated="2"/>
          <table:table-cell table:style-name="ce38" office:value-type="float" office:value="0.849499535261274" calcext:value-type="float">
            <text:p>0,84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21];[.D21];[.E21])" office:value-type="string" office:string-value="volatility &#10;[3455]" calcext:value-type="string">
            <text:p>volatility </text:p>
            <text:p>[3455]</text:p>
          </table:table-cell>
          <table:table-cell table:style-name="ce26" office:value-type="string" calcext:value-type="string">
            <text:p>volatility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float" office:value="0.3" calcext:value-type="float">
            <text:p>0,3</text:p>
          </table:table-cell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4"/>
          <table:table-cell/>
          <table:table-cell table:style-name="ce38" office:value-type="float" office:value="1.49177571779852" calcext:value-type="float">
            <text:p>1,492</text:p>
          </table:table-cell>
          <table:table-cell table:style-name="ce38" office:value-type="float" office:value="0.701687299537365" calcext:value-type="float">
            <text:p>0,702</text:p>
          </table:table-cell>
          <table:table-cell table:style-name="ce38" office:value-type="float" office:value="0.477513753037219" calcext:value-type="float">
            <text:p>0,478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26" table:formula="of:=INFO.OBBA.OBBA.OBMAKE(&quot;europeanOption 1&quot;;[.H17];[.G19:.G20])" office:value-type="string" office:string-value="europeanOption 1 &#10;[3473]" calcext:value-type="string">
            <text:p>europeanOption 1 </text:p>
            <text:p>[3473]</text:p>
          </table:table-cell>
          <table:table-cell table:style-name="ce26" table:number-columns-repeated="2"/>
          <table:table-cell table:number-columns-repeated="3"/>
          <table:table-cell table:style-name="ce38" office:value-type="float" office:value="1.38062640687733" calcext:value-type="float">
            <text:p>1,381</text:p>
          </table:table-cell>
          <table:table-cell table:style-name="ce38" office:value-type="float" office:value="0.543094556945549" calcext:value-type="float">
            <text:p>0,543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3"/>
          <table:table-cell table:number-columns-repeated="7"/>
          <table:table-cell table:style-name="ce38" office:value-type="float" office:value="0.901020635285114" calcext:value-type="float">
            <text:p>0,90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style-name="ce26" table:formula="of:=INFO.OBBA.OBBA.OBMAKE(&quot;model&quot;;obLibs&amp;[.C17];[.B19:.B21])" office:value-type="string" office:string-value="model &#10;[3486]" calcext:value-type="string">
            <text:p>model </text:p>
            <text:p>[3486]</text:p>
          </table:table-cell>
          <table:table-cell table:style-name="ce26" table:number-columns-repeated="3"/>
          <table:table-cell/>
          <table:table-cell table:style-name="ce30" office:value-type="string" calcext:value-type="string">
            <text:p>Result</text:p>
          </table:table-cell>
          <table:table-cell table:style-name="ce30" table:number-columns-repeated="4"/>
          <table:table-cell/>
          <table:table-cell table:style-name="ce38" office:value-type="float" office:value="0.875939716833597" calcext:value-type="float">
            <text:p>0,87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string" calcext:value-type="string">
            <text:p>className</text:p>
          </table:table-cell>
          <table:table-cell table:formula="of:=obLibs&amp;&quot;net.finmath.montecarlo.assetderivativevaluation.products.EuropeanOption&quot;" office:value-type="string" office:string-value="net.finmath.montecarlo.assetderivativevaluation.products.EuropeanOption" calcext:value-type="string">
            <text:p>net.finmath.montecarlo.assetderivativevaluation.products.EuropeanOption</text:p>
          </table:table-cell>
          <table:table-cell table:number-columns-repeated="4"/>
          <table:table-cell table:style-name="ce38" office:value-type="float" office:value="0.867017885813963" calcext:value-type="float">
            <text:p>0,867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style-name="ce24" office:value-type="string" calcext:value-type="string">
            <text:p>Brownian Motion</text:p>
          </table:table-cell>
          <table:table-cell table:style-name="ce24" table:number-columns-repeated="3"/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4"/>
          <table:table-cell/>
          <table:table-cell table:style-name="ce38" office:value-type="float" office:value="1.30433375895735" calcext:value-type="float">
            <text:p>1,304</text:p>
          </table:table-cell>
          <table:table-cell table:style-name="ce38" office:value-type="float" office:value="0.434236839583703" calcext:value-type="float">
            <text:p>0,434</text:p>
          </table:table-cell>
          <table:table-cell table:style-name="ce38" office:value-type="float" office:value="0.560468818265906" calcext:value-type="float">
            <text:p>0,56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BrownianMotionLazyInit</text:p>
          </table:table-cell>
          <table:table-cell table:number-columns-repeated="3"/>
          <table:table-cell table:formula="of:=INFO.OBBA.OBBA.OBMAKE([.H27];[.I27];[.J27])" office:value-type="string" office:string-value="Maturity 2 &#10;[3474]" calcext:value-type="string">
            <text:p>Maturity 2 </text:p>
            <text:p>[3474]</text:p>
          </table:table-cell>
          <table:table-cell table:style-name="ce26" office:value-type="string" calcext:value-type="string">
            <text:p>Maturity 2</text:p>
          </table:table-cell>
          <table:table-cell table:style-name="ce26" office:value-type="string" calcext:value-type="string">
            <text:p>double</text:p>
          </table:table-cell>
          <table:table-cell table:style-name="ce34" table:formula="of:=[.K9]" office:value-type="float" office:value="2" calcext:value-type="float">
            <text:p>2,0</text:p>
          </table:table-cell>
          <table:table-cell table:number-columns-repeated="2"/>
          <table:table-cell table:style-name="ce38" office:value-type="float" office:value="1.34757421225642" calcext:value-type="float">
            <text:p>1,348</text:p>
          </table:table-cell>
          <table:table-cell table:style-name="ce38" office:value-type="float" office:value="0.495934226843938" calcext:value-type="float">
            <text:p>0,496</text:p>
          </table:table-cell>
          <table:table-cell table:style-name="ce38" office:value-type="float" office:value="1.5981996183631" calcext:value-type="float">
            <text:p>1,598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3"/>
          <table:table-cell/>
          <table:table-cell table:formula="of:=INFO.OBBA.OBBA.OBMAKE([.H28];[.I28];[.J28])" office:value-type="string" office:string-value="Strike 2 &#10;[3475]" calcext:value-type="string">
            <text:p>Strike 2 </text:p>
            <text:p>[3475]</text:p>
          </table:table-cell>
          <table:table-cell table:style-name="ce26" office:value-type="string" calcext:value-type="string">
            <text:p>Strike 2</text:p>
          </table:table-cell>
          <table:table-cell table:style-name="ce26" office:value-type="string" calcext:value-type="string">
            <text:p>double</text:p>
          </table:table-cell>
          <table:table-cell table:style-name="ce34" table:formula="of:=[.K11]" office:value-type="float" office:value="1" calcext:value-type="float">
            <text:p>1,0</text:p>
          </table:table-cell>
          <table:table-cell table:number-columns-repeated="2"/>
          <table:table-cell table:style-name="ce38" office:value-type="float" office:value="1.65448442842018" calcext:value-type="float">
            <text:p>1,654</text:p>
          </table:table-cell>
          <table:table-cell table:style-name="ce38" office:value-type="float" office:value="0.933847269286207" calcext:value-type="float">
            <text:p>0,934</text:p>
          </table:table-cell>
          <table:table-cell table:style-name="ce38" office:value-type="float" office:value="0.929536720615016" calcext:value-type="float">
            <text:p>0,930</text:p>
          </table:table-cell>
          <table:table-cell table:number-columns-repeated="1009"/>
        </table:table-row>
        <table:table-row table:style-name="ro2">
          <table:table-cell/>
          <table:table-cell table:formula="of:=[.B14]" office:value-type="string" office:string-value="timeDiscretization &#10;[3483]" calcext:value-type="string">
            <text:p>timeDiscretization </text:p>
            <text:p>[3483]</text:p>
          </table:table-cell>
          <table:table-cell table:style-name="ce26" office:value-type="string" calcext:value-type="string">
            <text:p>time disc</text:p>
          </table:table-cell>
          <table:table-cell table:style-name="ce26" office:value-type="string" calcext:value-type="string">
            <text:p>object</text:p>
          </table:table-cell>
          <table:table-cell table:style-name="ce26"/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4"/>
          <table:table-cell/>
          <table:table-cell table:style-name="ce38" office:value-type="float" office:value="1.00050559759166" calcext:value-type="float">
            <text:p>1,001</text:p>
          </table:table-cell>
          <table:table-cell table:style-name="ce38" office:value-type="float" office:value="0.000721408959214457" calcext:value-type="float">
            <text:p>0,001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30];[.D30];[.E30])" office:value-type="string" office:string-value="numberOfFactors &#10;[3464]" calcext:value-type="string">
            <text:p>numberOfFactors </text:p>
            <text:p>[3464]</text:p>
          </table:table-cell>
          <table:table-cell table:style-name="ce26" office:value-type="string" calcext:value-type="string">
            <text:p>numberOfFactors</text:p>
          </table:table-cell>
          <table:table-cell table:style-name="ce26" office:value-type="string" calcext:value-type="string">
            <text:p>int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6" table:formula="of:=INFO.OBBA.OBBA.OBMAKE(&quot;europeanOption 2&quot;;[.H25];[.G27:.G28])" office:value-type="string" office:string-value="europeanOption 2 &#10;[3476]" calcext:value-type="string">
            <text:p>europeanOption 2 </text:p>
            <text:p>[3476]</text:p>
          </table:table-cell>
          <table:table-cell table:style-name="ce26" table:number-columns-repeated="2"/>
          <table:table-cell table:number-columns-repeated="3"/>
          <table:table-cell table:style-name="ce38" office:value-type="float" office:value="0.776003947609441" calcext:value-type="float">
            <text:p>0,77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169668854051416" calcext:value-type="float">
            <text:p>0,170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31];[.D31];[.E31])" office:value-type="string" office:string-value="numberOfPaths &#10;[3465]" calcext:value-type="string">
            <text:p>numberOfPaths </text:p>
            <text:p>[3465]</text:p>
          </table:table-cell>
          <table:table-cell table:style-name="ce26" office:value-type="string" calcext:value-type="string">
            <text:p>numberOfPaths</text:p>
          </table:table-cell>
          <table:table-cell table:style-name="ce26" office:value-type="string" calcext:value-type="string">
            <text:p>int</text:p>
          </table:table-cell>
          <table:table-cell table:style-name="ce29" office:value-type="float" office:value="10000" calcext:value-type="float">
            <text:p>10000</text:p>
          </table:table-cell>
          <table:table-cell table:number-columns-repeated="7"/>
          <table:table-cell table:style-name="ce38" office:value-type="float" office:value="0.7837133347991" calcext:value-type="float">
            <text:p>0,78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formula="of:=INFO.OBBA.OBBA.OBMAKE([.C32];[.D32];[.E32])" office:value-type="string" office:string-value="seed &#10;[3466]" calcext:value-type="string">
            <text:p>seed </text:p>
            <text:p>[3466]</text:p>
          </table:table-cell>
          <table:table-cell table:style-name="ce26" office:value-type="string" calcext:value-type="string">
            <text:p>seed</text:p>
          </table:table-cell>
          <table:table-cell table:style-name="ce26" office:value-type="string" calcext:value-type="string">
            <text:p>int</text:p>
          </table:table-cell>
          <table:table-cell table:style-name="ce29" office:value-type="float" office:value="3131" calcext:value-type="float">
            <text:p>3131</text:p>
          </table:table-cell>
          <table:table-cell/>
          <table:table-cell table:style-name="ce30" office:value-type="string" calcext:value-type="string">
            <text:p>Result</text:p>
          </table:table-cell>
          <table:table-cell table:style-name="ce30" table:number-columns-repeated="4"/>
          <table:table-cell/>
          <table:table-cell table:style-name="ce38" office:value-type="float" office:value="0.973788063153392" calcext:value-type="float">
            <text:p>0,97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38" office:value-type="float" office:value="0.766260944662902" calcext:value-type="float">
            <text:p>0,76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3"/>
          <table:table-cell/>
          <table:table-cell table:style-name="ce31" table:formula="of:=&quot;Value &quot;&amp;[.G14]&amp;&quot;:&quot;" office:value-type="string" office:string-value="Value bermudanOption &#10;[3470]:" calcext:value-type="string">
            <text:p>Value bermudanOption </text:p>
            <text:p>[3470]:</text:p>
          </table:table-cell>
          <table:table-cell table:style-name="ce32" table:formula="of:=INFO.OBBA.OBBA.OBGET(INFO.OBBA.OBBA.OBCALL(&quot;&quot;;[.$G$14];&quot;getValue&quot;;[.$B$52]))" office:value-type="float" office:value="0.256512661402765" calcext:value-type="float">
            <text:p>0,257</text:p>
          </table:table-cell>
          <table:table-cell table:formula="of:=INFO.OBBA.OBBA.OBGET(INFO.OBBA.OBBA.OBCALL(&quot;&quot;;[.G14];&quot;getValues&quot;;[.B52]))" office:value-type="string" office:string-value="{error=0.003538460787382629, value=0.2565126614027647}" calcext:value-type="string">
            <text:p>{error=0.003538460787382629, value=0.2565126614027647}</text:p>
          </table:table-cell>
          <table:table-cell table:number-columns-repeated="3"/>
          <table:table-cell table:style-name="ce38" office:value-type="float" office:value="1.39273976316209" calcext:value-type="float">
            <text:p>1,393</text:p>
          </table:table-cell>
          <table:table-cell table:style-name="ce38" office:value-type="float" office:value="0.560378428336831" calcext:value-type="float">
            <text:p>0,560</text:p>
          </table:table-cell>
          <table:table-cell table:style-name="ce38" office:value-type="float" office:value="0.442066377402169" calcext:value-type="float">
            <text:p>0,442</text:p>
          </table:table-cell>
          <table:table-cell table:number-columns-repeated="1009"/>
        </table:table-row>
        <table:table-row table:style-name="ro2">
          <table:table-cell/>
          <table:table-cell table:style-name="ce26" table:formula="of:=INFO.OBBA.OBBA.OBMAKE(&quot;brownianMotion&quot;;obLibs&amp;[.C27];[.B29:.B32])" office:value-type="string" office:string-value="brownianMotion &#10;[3493]" calcext:value-type="string">
            <text:p>brownianMotion </text:p>
            <text:p>[3493]</text:p>
          </table:table-cell>
          <table:table-cell table:style-name="ce26" table:number-columns-repeated="3"/>
          <table:table-cell/>
          <table:table-cell table:style-name="ce31" table:formula="of:=&quot;Value &quot;&amp;[.G22]&amp;&quot;:&quot;" office:value-type="string" office:string-value="Value europeanOption 1 &#10;[3473]:" calcext:value-type="string">
            <text:p>Value europeanOption 1 </text:p>
            <text:p>[3473]:</text:p>
          </table:table-cell>
          <table:table-cell table:style-name="ce32" table:formula="of:=INFO.OBBA.OBBA.OBGET(INFO.OBBA.OBBA.OBCALL(&quot;&quot;;[.$G$22];&quot;getValue&quot;;[.$B$52]))*[.J10]" office:value-type="float" office:value="0.214945764468409" calcext:value-type="float">
            <text:p>0,215</text:p>
          </table:table-cell>
          <table:table-cell table:number-columns-repeated="4"/>
          <table:table-cell table:style-name="ce38" office:value-type="float" office:value="1.33594221770959" calcext:value-type="float">
            <text:p>1,336</text:p>
          </table:table-cell>
          <table:table-cell table:style-name="ce38" office:value-type="float" office:value="0.47933718362608" calcext:value-type="float">
            <text:p>0,479</text:p>
          </table:table-cell>
          <table:table-cell table:style-name="ce38" office:value-type="float" office:value="0.0303061858270643" calcext:value-type="float">
            <text:p>0,030</text:p>
          </table:table-cell>
          <table:table-cell table:number-columns-repeated="1009"/>
        </table:table-row>
        <table:table-row table:style-name="ro2">
          <table:table-cell/>
          <table:table-cell table:style-name="ce26" table:number-columns-repeated="4"/>
          <table:table-cell/>
          <table:table-cell table:style-name="ce31" table:formula="of:=&quot;Value &quot;&amp;[.G30]&amp;&quot;:&quot;" office:value-type="string" office:string-value="Value europeanOption 2 &#10;[3476]:" calcext:value-type="string">
            <text:p>Value europeanOption 2 </text:p>
            <text:p>[3476]:</text:p>
          </table:table-cell>
          <table:table-cell table:style-name="ce32" table:formula="of:=INFO.OBBA.OBBA.OBGET(INFO.OBBA.OBBA.OBCALL(&quot;&quot;;[.$G$30];&quot;getValue&quot;;[.$B$52]))*[.K10]" office:value-type="float" office:value="0.210445109936448" calcext:value-type="float">
            <text:p>0,210</text:p>
          </table:table-cell>
          <table:table-cell table:number-columns-repeated="4"/>
          <table:table-cell table:style-name="ce38" office:value-type="float" office:value="0.839130032062759" calcext:value-type="float">
            <text:p>0,83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style-name="ce24" office:value-type="string" calcext:value-type="string">
            <text:p>Euler Scheme</text:p>
          </table:table-cell>
          <table:table-cell table:style-name="ce24" table:number-columns-repeated="3"/>
          <table:table-cell table:number-columns-repeated="7"/>
          <table:table-cell table:style-name="ce38" office:value-type="float" office:value="0.847190006217144" calcext:value-type="float">
            <text:p>0,847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process.EulerSchemeFromProcessModel</text:p>
          </table:table-cell>
          <table:table-cell table:number-columns-repeated="3"/>
          <table:table-cell>
            <draw:frame table:end-cell-address="MonteCarloBlackScholes.K60" table:end-x="27.28mm" table:end-y="1.27mm" draw:z-index="0" draw:name="Chart 1" draw:style-name="gr1" draw:text-style-name="P1" svg:width="138.98mm" svg:height="88.31mm" svg:x="1.28mm" svg:y="2.21mm">
              <draw:object draw:notify-on-update-of-ranges="MonteCarloBlackScholes.M8:MonteCarloBlackScholes.M257 MonteCarloBlackScholes.N6:MonteCarloBlackScholes.N6 MonteCarloBlackScholes.N8:MonteCarloBlackScholes.N257 MonteCarloBlackScholes.M8:MonteCarloBlackScholes.M257 MonteCarloBlackScholes.O6:MonteCarloBlackScholes.O6 MonteCarloBlackScholes.O8:MonteCarloBlackScholes.O2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38" office:value-type="float" office:value="0.806984379798166" calcext:value-type="float">
            <text:p>0,807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3"/>
          <table:table-cell table:number-columns-repeated="7"/>
          <table:table-cell table:style-name="ce38" office:value-type="float" office:value="1.85548787769892" calcext:value-type="float">
            <text:p>1,855</text:p>
          </table:table-cell>
          <table:table-cell table:style-name="ce38" office:value-type="float" office:value="1.22064786235633" calcext:value-type="float">
            <text:p>1,221</text:p>
          </table:table-cell>
          <table:table-cell table:style-name="ce38" office:value-type="float" office:value="0.449727855308665" calcext:value-type="float">
            <text:p>0,450</text:p>
          </table:table-cell>
          <table:table-cell table:number-columns-repeated="1009"/>
        </table:table-row>
        <table:table-row table:style-name="ro2">
          <table:table-cell/>
          <table:table-cell table:formula="of:=[.B35]" office:value-type="string" office:string-value="brownianMotion &#10;[3493]" calcext:value-type="string">
            <text:p>brownianMotion </text:p>
            <text:p>[3493]</text:p>
          </table:table-cell>
          <table:table-cell table:style-name="ce26" office:value-type="string" calcext:value-type="string">
            <text:p>brownianMotion</text:p>
          </table:table-cell>
          <table:table-cell table:style-name="ce26" office:value-type="string" calcext:value-type="string">
            <text:p>object</text:p>
          </table:table-cell>
          <table:table-cell table:style-name="ce26"/>
          <table:table-cell table:number-columns-repeated="7"/>
          <table:table-cell table:style-name="ce38" office:value-type="float" office:value="1.12128194589644" calcext:value-type="float">
            <text:p>1,121</text:p>
          </table:table-cell>
          <table:table-cell table:style-name="ce38" office:value-type="float" office:value="0.173050433396101" calcext:value-type="float">
            <text:p>0,173</text:p>
          </table:table-cell>
          <table:table-cell table:style-name="ce38" office:value-type="float" office:value="0.310863505785113" calcext:value-type="float">
            <text:p>0,31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38" office:value-type="float" office:value="0.750824762533842" calcext:value-type="float">
            <text:p>0,75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1009"/>
        </table:table-row>
        <table:table-row table:style-name="ro2"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3"/>
          <table:table-cell table:number-columns-repeated="7"/>
          <table:table-cell table:style-name="ce38" office:value-type="float" office:value="0.972524737179035" calcext:value-type="float">
            <text:p>0,97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6" table:formula="of:=INFO.OBBA.OBBA.OBMAKE(&quot;eulerScheme&quot;;obLibs&amp;[.C38];INFO.OBBA.OBBA.OBSYNC([.B40];[.B24]))" office:value-type="string" office:string-value="eulerScheme &#10;[3500]" calcext:value-type="string">
            <text:p>eulerScheme </text:p>
            <text:p>[3500]</text:p>
          </table:table-cell>
          <table:table-cell table:style-name="ce26" table:number-columns-repeated="3"/>
          <table:table-cell table:number-columns-repeated="7"/>
          <table:table-cell table:style-name="ce38" office:value-type="float" office:value="1.37926665844399" calcext:value-type="float">
            <text:p>1,379</text:p>
          </table:table-cell>
          <table:table-cell table:style-name="ce38" office:value-type="float" office:value="0.541154407865979" calcext:value-type="float">
            <text:p>0,541</text:p>
          </table:table-cell>
          <table:table-cell table:style-name="ce38" office:value-type="float" office:value="0.268734049286304" calcext:value-type="float">
            <text:p>0,26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6" table:number-columns-repeated="4"/>
          <table:table-cell table:number-columns-repeated="7"/>
          <table:table-cell table:style-name="ce38" office:value-type="float" office:value="1.39305130006569" calcext:value-type="float">
            <text:p>1,393</text:p>
          </table:table-cell>
          <table:table-cell table:style-name="ce38" office:value-type="float" office:value="0.560822942941113" calcext:value-type="float">
            <text:p>0,561</text:p>
          </table:table-cell>
          <table:table-cell table:style-name="ce38" office:value-type="float" office:value="0.263786148312323" calcext:value-type="float">
            <text:p>0,26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4" office:value-type="string" calcext:value-type="string">
            <text:p>Monte Carlo Simulation of Heston Model with Euler Scheme</text:p>
          </table:table-cell>
          <table:table-cell table:style-name="ce24" table:number-columns-repeated="3"/>
          <table:table-cell table:number-columns-repeated="7"/>
          <table:table-cell table:style-name="ce38" office:value-type="float" office:value="0.944414610884244" calcext:value-type="float">
            <text:p>0,94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AssetModel</text:p>
          </table:table-cell>
          <table:table-cell table:number-columns-repeated="9"/>
          <table:table-cell table:style-name="ce38" office:value-type="float" office:value="0.854777109000485" calcext:value-type="float">
            <text:p>0,85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5" office:value-type="string" calcext:value-type="string">
            <text:p>Parameters:</text:p>
          </table:table-cell>
          <table:table-cell table:style-name="ce25" table:number-columns-repeated="3"/>
          <table:table-cell table:number-columns-repeated="7"/>
          <table:table-cell table:style-name="ce38" office:value-type="float" office:value="1.72354226896463" calcext:value-type="float">
            <text:p>1,724</text:p>
          </table:table-cell>
          <table:table-cell table:style-name="ce38" office:value-type="float" office:value="1.03238204416375" calcext:value-type="float">
            <text:p>1,032</text:p>
          </table:table-cell>
          <table:table-cell table:style-name="ce38" office:value-type="float" office:value="0.841411173499001" calcext:value-type="float">
            <text:p>0,84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formula="of:=[.B24]" office:value-type="string" office:string-value="model &#10;[3486]" calcext:value-type="string">
            <text:p>model </text:p>
            <text:p>[3486]</text:p>
          </table:table-cell>
          <table:table-cell table:style-name="ce26"/>
          <table:table-cell table:style-name="ce26" office:value-type="string" calcext:value-type="string">
            <text:p>object</text:p>
          </table:table-cell>
          <table:table-cell table:style-name="ce26"/>
          <table:table-cell table:number-columns-repeated="7"/>
          <table:table-cell table:style-name="ce38" office:value-type="float" office:value="1.08275766347802" calcext:value-type="float">
            <text:p>1,083</text:p>
          </table:table-cell>
          <table:table-cell table:style-name="ce38" office:value-type="float" office:value="0.118082286904837" calcext:value-type="float">
            <text:p>0,118</text:p>
          </table:table-cell>
          <table:table-cell table:style-name="ce38" office:value-type="float" office:value="0.344488985295411" calcext:value-type="float">
            <text:p>0,34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formula="of:=[.B43]" office:value-type="string" office:string-value="eulerScheme &#10;[3500]" calcext:value-type="string">
            <text:p>eulerScheme </text:p>
            <text:p>[3500]</text:p>
          </table:table-cell>
          <table:table-cell table:style-name="ce26" table:number-columns-repeated="3"/>
          <table:table-cell table:number-columns-repeated="7"/>
          <table:table-cell table:style-name="ce38" office:value-type="float" office:value="2.0160890859683" calcext:value-type="float">
            <text:p>2,016</text:p>
          </table:table-cell>
          <table:table-cell table:style-name="ce38" office:value-type="float" office:value="1.44980075473062" calcext:value-type="float">
            <text:p>1,450</text:p>
          </table:table-cell>
          <table:table-cell table:style-name="ce38" office:value-type="float" office:value="0.52857272845035" calcext:value-type="float">
            <text:p>0,52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9766679822848" calcext:value-type="float">
            <text:p>0,798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170633495660889" calcext:value-type="float">
            <text:p>0,17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5" office:value-type="string" calcext:value-type="string">
            <text:p>Object:</text:p>
          </table:table-cell>
          <table:table-cell table:style-name="ce25" table:number-columns-repeated="3"/>
          <table:table-cell table:number-columns-repeated="7"/>
          <table:table-cell table:style-name="ce38" office:value-type="float" office:value="1.00564638602042" calcext:value-type="float">
            <text:p>1,006</text:p>
          </table:table-cell>
          <table:table-cell table:style-name="ce38" office:value-type="float" office:value="0.00805651278707345" calcext:value-type="float">
            <text:p>0,008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/>
          <table:table-cell table:style-name="ce26" table:formula="of:=INFO.OBBA.OBBA.OBMAKE(&quot;simulation&quot;;obLibs&amp;[.C46];[.B48:.B49])" office:value-type="string" office:string-value="simulation &#10;[3501]" calcext:value-type="string">
            <text:p>simulation </text:p>
            <text:p>[3501]</text:p>
          </table:table-cell>
          <table:table-cell table:style-name="ce26" table:number-columns-repeated="3"/>
          <table:table-cell table:number-columns-repeated="7"/>
          <table:table-cell table:style-name="ce38" office:value-type="float" office:value="1.32956212911351" calcext:value-type="float">
            <text:p>1,330</text:p>
          </table:table-cell>
          <table:table-cell table:style-name="ce38" office:value-type="float" office:value="0.470233791620807" calcext:value-type="float">
            <text:p>0,470</text:p>
          </table:table-cell>
          <table:table-cell table:style-name="ce38" office:value-type="float" office:value="0.147271944745562" calcext:value-type="float">
            <text:p>0,147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43095566162378" calcext:value-type="float">
            <text:p>0,94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1807362253966" calcext:value-type="float">
            <text:p>1,018</text:p>
          </table:table-cell>
          <table:table-cell table:style-name="ce38" office:value-type="float" office:value="0.0257882423505628" calcext:value-type="float">
            <text:p>0,026</text:p>
          </table:table-cell>
          <table:table-cell table:style-name="ce38" office:value-type="float" office:value="0.0194956163717866" calcext:value-type="float">
            <text:p>0,01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90327371187579" calcext:value-type="float">
            <text:p>0,790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0378305490849329" calcext:value-type="float">
            <text:p>0,038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62298083465153" calcext:value-type="float">
            <text:p>0,862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37367826727926" calcext:value-type="float">
            <text:p>1,374</text:p>
          </table:table-cell>
          <table:table-cell table:style-name="ce38" office:value-type="float" office:value="0.533180644698715" calcext:value-type="float">
            <text:p>0,533</text:p>
          </table:table-cell>
          <table:table-cell table:style-name="ce38" office:value-type="float" office:value="0.115948777550453" calcext:value-type="float">
            <text:p>0,116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3493624401826" calcext:value-type="float">
            <text:p>0,63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55675507136865" calcext:value-type="float">
            <text:p>1,557</text:p>
          </table:table-cell>
          <table:table-cell table:style-name="ce38" office:value-type="float" office:value="0.794402709188778" calcext:value-type="float">
            <text:p>0,794</text:p>
          </table:table-cell>
          <table:table-cell table:style-name="ce38" office:value-type="float" office:value="0.521696812713436" calcext:value-type="float">
            <text:p>0,522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2.01403292058452" calcext:value-type="float">
            <text:p>2,014</text:p>
          </table:table-cell>
          <table:table-cell table:style-name="ce38" office:value-type="float" office:value="1.44686692720859" calcext:value-type="float">
            <text:p>1,447</text:p>
          </table:table-cell>
          <table:table-cell table:style-name="ce38" office:value-type="float" office:value="0.518230782769954" calcext:value-type="float">
            <text:p>0,518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93948187457946" calcext:value-type="float">
            <text:p>0,69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38943380414141" calcext:value-type="float">
            <text:p>1,389</text:p>
          </table:table-cell>
          <table:table-cell table:style-name="ce38" office:value-type="float" office:value="0.555661340091839" calcext:value-type="float">
            <text:p>0,556</text:p>
          </table:table-cell>
          <table:table-cell table:style-name="ce38" office:value-type="float" office:value="0.632431085070951" calcext:value-type="float">
            <text:p>0,632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81332042497576" calcext:value-type="float">
            <text:p>0,98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37010815949915" calcext:value-type="float">
            <text:p>0,837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0268410427940367" calcext:value-type="float">
            <text:p>0,027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87985134350764" calcext:value-type="float">
            <text:p>0,988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62782708417363" calcext:value-type="float">
            <text:p>1,628</text:p>
          </table:table-cell>
          <table:table-cell table:style-name="ce38" office:value-type="float" office:value="0.895811393946671" calcext:value-type="float">
            <text:p>0,896</text:p>
          </table:table-cell>
          <table:table-cell table:style-name="ce38" office:value-type="float" office:value="1.04879307479623" calcext:value-type="float">
            <text:p>1,04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1180613866776" calcext:value-type="float">
            <text:p>1,212</text:p>
          </table:table-cell>
          <table:table-cell table:style-name="ce38" office:value-type="float" office:value="0.302214347085983" calcext:value-type="float">
            <text:p>0,302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50744784065632" calcext:value-type="float">
            <text:p>0,95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85475205879026" calcext:value-type="float">
            <text:p>0,68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6618680084892" calcext:value-type="float">
            <text:p>1,166</text:p>
          </table:table-cell>
          <table:table-cell table:style-name="ce38" office:value-type="float" office:value="0.237122662396703" calcext:value-type="float">
            <text:p>0,237</text:p>
          </table:table-cell>
          <table:table-cell table:style-name="ce38" office:value-type="float" office:value="0.0322452633221894" calcext:value-type="float">
            <text:p>0,032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5259362748997" calcext:value-type="float">
            <text:p>1,526</text:p>
          </table:table-cell>
          <table:table-cell table:style-name="ce38" office:value-type="float" office:value="0.750429090145334" calcext:value-type="float">
            <text:p>0,750</text:p>
          </table:table-cell>
          <table:table-cell table:style-name="ce38" office:value-type="float" office:value="0.700258307481171" calcext:value-type="float">
            <text:p>0,7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33418139790597" calcext:value-type="float">
            <text:p>0,83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9392332003995" calcext:value-type="float">
            <text:p>1,294</text:p>
          </table:table-cell>
          <table:table-cell table:style-name="ce38" office:value-type="float" office:value="0.419382765853416" calcext:value-type="float">
            <text:p>0,419</text:p>
          </table:table-cell>
          <table:table-cell table:style-name="ce38" office:value-type="float" office:value="0.230939613635751" calcext:value-type="float">
            <text:p>0,23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22508262426872" calcext:value-type="float">
            <text:p>0,92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57292040298177" calcext:value-type="float">
            <text:p>0,857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683954810402" calcext:value-type="float">
            <text:p>1,068</text:p>
          </table:table-cell>
          <table:table-cell table:style-name="ce38" office:value-type="float" office:value="0.0975896911024811" calcext:value-type="float">
            <text:p>0,098</text:p>
          </table:table-cell>
          <table:table-cell table:style-name="ce38" office:value-type="float" office:value="0.443446179563167" calcext:value-type="float">
            <text:p>0,443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28986437922393" calcext:value-type="float">
            <text:p>0,72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224352124097923" calcext:value-type="float">
            <text:p>0,22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56531807348124" calcext:value-type="float">
            <text:p>0,56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14392588392537" calcext:value-type="float">
            <text:p>0,91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0550308608205" calcext:value-type="float">
            <text:p>1,206</text:p>
          </table:table-cell>
          <table:table-cell table:style-name="ce38" office:value-type="float" office:value="0.293220873460423" calcext:value-type="float">
            <text:p>0,293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549460727131496" calcext:value-type="float">
            <text:p>0,54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61204928885128" calcext:value-type="float">
            <text:p>0,86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59241867731205" calcext:value-type="float">
            <text:p>0,85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39827623363533" calcext:value-type="float">
            <text:p>0,840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615625484791917" calcext:value-type="float">
            <text:p>0,616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16023232033729" calcext:value-type="float">
            <text:p>0,91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30341166944362" calcext:value-type="float">
            <text:p>0,830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2.13003255377815" calcext:value-type="float">
            <text:p>2,130</text:p>
          </table:table-cell>
          <table:table-cell table:style-name="ce38" office:value-type="float" office:value="1.61238032369619" calcext:value-type="float">
            <text:p>1,612</text:p>
          </table:table-cell>
          <table:table-cell table:style-name="ce38" office:value-type="float" office:value="2.47006898724917" calcext:value-type="float">
            <text:p>2,47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520926427700922" calcext:value-type="float">
            <text:p>0,52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94460042140551" calcext:value-type="float">
            <text:p>0,89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7452752733897" calcext:value-type="float">
            <text:p>1,175</text:p>
          </table:table-cell>
          <table:table-cell table:style-name="ce38" office:value-type="float" office:value="0.249023579085266" calcext:value-type="float">
            <text:p>0,249</text:p>
          </table:table-cell>
          <table:table-cell table:style-name="ce38" office:value-type="float" office:value="0.716106058650448" calcext:value-type="float">
            <text:p>0,716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76012662620772" calcext:value-type="float">
            <text:p>0,77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61966862497692" calcext:value-type="float">
            <text:p>0,862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31609468295332" calcext:value-type="float">
            <text:p>0,732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0961227000503" calcext:value-type="float">
            <text:p>1,010</text:p>
          </table:table-cell>
          <table:table-cell table:style-name="ce38" office:value-type="float" office:value="0.0137152110975479" calcext:value-type="float">
            <text:p>0,014</text:p>
          </table:table-cell>
          <table:table-cell table:style-name="ce38" office:value-type="float" office:value="0.733146133423597" calcext:value-type="float">
            <text:p>0,733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4665074084494" calcext:value-type="float">
            <text:p>0,647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1795314830083" calcext:value-type="float">
            <text:p>1,118</text:p>
          </table:table-cell>
          <table:table-cell table:style-name="ce38" office:value-type="float" office:value="0.16830075806437" calcext:value-type="float">
            <text:p>0,168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6143723822546" calcext:value-type="float">
            <text:p>1,261</text:p>
          </table:table-cell>
          <table:table-cell table:style-name="ce38" office:value-type="float" office:value="0.373030190490387" calcext:value-type="float">
            <text:p>0,373</text:p>
          </table:table-cell>
          <table:table-cell table:style-name="ce38" office:value-type="float" office:value="0.283727497115482" calcext:value-type="float">
            <text:p>0,28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9211682525733" calcext:value-type="float">
            <text:p>1,092</text:p>
          </table:table-cell>
          <table:table-cell table:style-name="ce38" office:value-type="float" office:value="0.131436352014541" calcext:value-type="float">
            <text:p>0,131</text:p>
          </table:table-cell>
          <table:table-cell table:style-name="ce38" office:value-type="float" office:value="0.155508746301455" calcext:value-type="float">
            <text:p>0,156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68881821955684" calcext:value-type="float">
            <text:p>0,86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372814958181644" calcext:value-type="float">
            <text:p>0,373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5547222383141" calcext:value-type="float">
            <text:p>0,95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217233828455332" calcext:value-type="float">
            <text:p>0,217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818375207382" calcext:value-type="float">
            <text:p>1,082</text:p>
          </table:table-cell>
          <table:table-cell table:style-name="ce38" office:value-type="float" office:value="0.116769386631541" calcext:value-type="float">
            <text:p>0,117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68706521318395" calcext:value-type="float">
            <text:p>0,96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0378613885777" calcext:value-type="float">
            <text:p>1,004</text:p>
          </table:table-cell>
          <table:table-cell table:style-name="ce38" office:value-type="float" office:value="0.00540223003013043" calcext:value-type="float">
            <text:p>0,005</text:p>
          </table:table-cell>
          <table:table-cell table:style-name="ce38" office:value-type="float" office:value="0.00766425862894577" calcext:value-type="float">
            <text:p>0,008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0676513862385" calcext:value-type="float">
            <text:p>1,107</text:p>
          </table:table-cell>
          <table:table-cell table:style-name="ce38" office:value-type="float" office:value="0.15233721205486" calcext:value-type="float">
            <text:p>0,152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2508726961411" calcext:value-type="float">
            <text:p>1,025</text:p>
          </table:table-cell>
          <table:table-cell table:style-name="ce38" office:value-type="float" office:value="0.0357956235559906" calcext:value-type="float">
            <text:p>0,036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66720821567901" calcext:value-type="float">
            <text:p>1,667</text:p>
          </table:table-cell>
          <table:table-cell table:style-name="ce38" office:value-type="float" office:value="0.952002130533734" calcext:value-type="float">
            <text:p>0,952</text:p>
          </table:table-cell>
          <table:table-cell table:style-name="ce38" office:value-type="float" office:value="1.02385579468385" calcext:value-type="float">
            <text:p>1,02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7352680308307" calcext:value-type="float">
            <text:p>1,174</text:p>
          </table:table-cell>
          <table:table-cell table:style-name="ce38" office:value-type="float" office:value="0.247595701548241" calcext:value-type="float">
            <text:p>0,248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4837536924616" calcext:value-type="float">
            <text:p>1,148</text:p>
          </table:table-cell>
          <table:table-cell table:style-name="ce38" office:value-type="float" office:value="0.21170852564716" calcext:value-type="float">
            <text:p>0,212</text:p>
          </table:table-cell>
          <table:table-cell table:style-name="ce38" office:value-type="float" office:value="0.0394690009593475" calcext:value-type="float">
            <text:p>0,03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72234661812797" calcext:value-type="float">
            <text:p>0,872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02854333445985" calcext:value-type="float">
            <text:p>0,60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68659367633" calcext:value-type="float">
            <text:p>1,169</text:p>
          </table:table-cell>
          <table:table-cell table:style-name="ce38" office:value-type="float" office:value="0.240650629815285" calcext:value-type="float">
            <text:p>0,241</text:p>
          </table:table-cell>
          <table:table-cell table:style-name="ce38" office:value-type="float" office:value="0.720937852229512" calcext:value-type="float">
            <text:p>0,72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5902091317598" calcext:value-type="float">
            <text:p>1,259</text:p>
          </table:table-cell>
          <table:table-cell table:style-name="ce38" office:value-type="float" office:value="0.369582471261058" calcext:value-type="float">
            <text:p>0,370</text:p>
          </table:table-cell>
          <table:table-cell table:style-name="ce38" office:value-type="float" office:value="0.132394342384537" calcext:value-type="float">
            <text:p>0,132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83901243283469" calcext:value-type="float">
            <text:p>0,88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6996743564304" calcext:value-type="float">
            <text:p>1,170</text:p>
          </table:table-cell>
          <table:table-cell table:style-name="ce38" office:value-type="float" office:value="0.242517038985883" calcext:value-type="float">
            <text:p>0,243</text:p>
          </table:table-cell>
          <table:table-cell table:style-name="ce38" office:value-type="float" office:value="0.172671003215787" calcext:value-type="float">
            <text:p>0,173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01540047377548" calcext:value-type="float">
            <text:p>0,802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78700729246143" calcext:value-type="float">
            <text:p>0,97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50427857687944" calcext:value-type="float">
            <text:p>0,650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8100599698631" calcext:value-type="float">
            <text:p>1,181</text:p>
          </table:table-cell>
          <table:table-cell table:style-name="ce38" office:value-type="float" office:value="0.2582673455167" calcext:value-type="float">
            <text:p>0,258</text:p>
          </table:table-cell>
          <table:table-cell table:style-name="ce38" office:value-type="float" office:value="1.24762636503893" calcext:value-type="float">
            <text:p>1,248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74424606233886" calcext:value-type="float">
            <text:p>1,744</text:p>
          </table:table-cell>
          <table:table-cell table:style-name="ce38" office:value-type="float" office:value="1.06192313034827" calcext:value-type="float">
            <text:p>1,062</text:p>
          </table:table-cell>
          <table:table-cell table:style-name="ce38" office:value-type="float" office:value="1.04792736316739" calcext:value-type="float">
            <text:p>1,048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42520267211742" calcext:value-type="float">
            <text:p>0,84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40178102450436" calcext:value-type="float">
            <text:p>0,840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3608023500489" calcext:value-type="float">
            <text:p>1,036</text:p>
          </table:table-cell>
          <table:table-cell table:style-name="ce38" office:value-type="float" office:value="0.0514808717693234" calcext:value-type="float">
            <text:p>0,051</text:p>
          </table:table-cell>
          <table:table-cell table:style-name="ce38" office:value-type="float" office:value="0.00670841267663042" calcext:value-type="float">
            <text:p>0,007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35001447276678" calcext:value-type="float">
            <text:p>0,93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0495456338505905" calcext:value-type="float">
            <text:p>0,05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5821582479324" calcext:value-type="float">
            <text:p>1,258</text:p>
          </table:table-cell>
          <table:table-cell table:style-name="ce38" office:value-type="float" office:value="0.36843373562258" calcext:value-type="float">
            <text:p>0,368</text:p>
          </table:table-cell>
          <table:table-cell table:style-name="ce38" office:value-type="float" office:value="0.214985175865058" calcext:value-type="float">
            <text:p>0,215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9094335582302" calcext:value-type="float">
            <text:p>1,291</text:p>
          </table:table-cell>
          <table:table-cell table:style-name="ce38" office:value-type="float" office:value="0.41513082138276" calcext:value-type="float">
            <text:p>0,415</text:p>
          </table:table-cell>
          <table:table-cell table:style-name="ce38" office:value-type="float" office:value="0.442792352664966" calcext:value-type="float">
            <text:p>0,443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78195064254958" calcext:value-type="float">
            <text:p>0,778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1608503676984" calcext:value-type="float">
            <text:p>1,016</text:p>
          </table:table-cell>
          <table:table-cell table:style-name="ce38" office:value-type="float" office:value="0.0229508404044719" calcext:value-type="float">
            <text:p>0,023</text:p>
          </table:table-cell>
          <table:table-cell table:style-name="ce38" office:value-type="float" office:value="0.173162618448239" calcext:value-type="float">
            <text:p>0,173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45934529277551" calcext:value-type="float">
            <text:p>0,84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57307345614441" calcext:value-type="float">
            <text:p>0,657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06146839445727" calcext:value-type="float">
            <text:p>0,80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31872007058399" calcext:value-type="float">
            <text:p>0,832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83668328040109" calcext:value-type="float">
            <text:p>0,98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421097526151023" calcext:value-type="float">
            <text:p>0,42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0918102838029" calcext:value-type="float">
            <text:p>1,209</text:p>
          </table:table-cell>
          <table:table-cell table:style-name="ce38" office:value-type="float" office:value="0.298468723863975" calcext:value-type="float">
            <text:p>0,298</text:p>
          </table:table-cell>
          <table:table-cell table:style-name="ce38" office:value-type="float" office:value="0.101204446420292" calcext:value-type="float">
            <text:p>0,10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95916399001233" calcext:value-type="float">
            <text:p>0,79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33901490540999" calcext:value-type="float">
            <text:p>0,83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200199728918185" calcext:value-type="float">
            <text:p>0,2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64412700887714" calcext:value-type="float">
            <text:p>0,76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0761320931201" calcext:value-type="float">
            <text:p>1,208</text:p>
          </table:table-cell>
          <table:table-cell table:style-name="ce38" office:value-type="float" office:value="0.29623169041892" calcext:value-type="float">
            <text:p>0,296</text:p>
          </table:table-cell>
          <table:table-cell table:style-name="ce38" office:value-type="float" office:value="0.0336466777196307" calcext:value-type="float">
            <text:p>0,03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99919073706613" calcext:value-type="float">
            <text:p>0,700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55731290847324" calcext:value-type="float">
            <text:p>1,557</text:p>
          </table:table-cell>
          <table:table-cell table:style-name="ce38" office:value-type="float" office:value="0.795198655790729" calcext:value-type="float">
            <text:p>0,795</text:p>
          </table:table-cell>
          <table:table-cell table:style-name="ce38" office:value-type="float" office:value="0.354443928159284" calcext:value-type="float">
            <text:p>0,35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0765938562656" calcext:value-type="float">
            <text:p>1,008</text:p>
          </table:table-cell>
          <table:table-cell table:style-name="ce38" office:value-type="float" office:value="0.0109287494723727" calcext:value-type="float">
            <text:p>0,011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27238640332767" calcext:value-type="float">
            <text:p>0,627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81524859667853" calcext:value-type="float">
            <text:p>0,882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0436861660742568" calcext:value-type="float">
            <text:p>0,04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56189881806545" calcext:value-type="float">
            <text:p>0,65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0355647453599" calcext:value-type="float">
            <text:p>1,004</text:p>
          </table:table-cell>
          <table:table-cell table:style-name="ce38" office:value-type="float" office:value="0.00507453483917668" calcext:value-type="float">
            <text:p>0,005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6331317470449" calcext:value-type="float">
            <text:p>1,263</text:p>
          </table:table-cell>
          <table:table-cell table:style-name="ce38" office:value-type="float" office:value="0.375706859456418" calcext:value-type="float">
            <text:p>0,376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40588339527904" calcext:value-type="float">
            <text:p>0,74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61137210036444" calcext:value-type="float">
            <text:p>0,96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0746366552779399" calcext:value-type="float">
            <text:p>0,075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71244368061154" calcext:value-type="float">
            <text:p>0,87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026307080607292" calcext:value-type="float">
            <text:p>0,026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44037387816103" calcext:value-type="float">
            <text:p>1,440</text:p>
          </table:table-cell>
          <table:table-cell table:style-name="ce38" office:value-type="float" office:value="0.628344886032393" calcext:value-type="float">
            <text:p>0,628</text:p>
          </table:table-cell>
          <table:table-cell table:style-name="ce38" office:value-type="float" office:value="0.0499236711450668" calcext:value-type="float">
            <text:p>0,05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70183667766063" calcext:value-type="float">
            <text:p>1,702</text:p>
          </table:table-cell>
          <table:table-cell table:style-name="ce38" office:value-type="float" office:value="1.00141154847692" calcext:value-type="float">
            <text:p>1,001</text:p>
          </table:table-cell>
          <table:table-cell table:style-name="ce38" office:value-type="float" office:value="0.949314560034574" calcext:value-type="float">
            <text:p>0,94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31680124678711" calcext:value-type="float">
            <text:p>1,317</text:p>
          </table:table-cell>
          <table:table-cell table:style-name="ce38" office:value-type="float" office:value="0.45202600149361" calcext:value-type="float">
            <text:p>0,452</text:p>
          </table:table-cell>
          <table:table-cell table:style-name="ce38" office:value-type="float" office:value="0.115071413037869" calcext:value-type="float">
            <text:p>0,115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2412895946228" calcext:value-type="float">
            <text:p>0,82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0012722802931" calcext:value-type="float">
            <text:p>1,100</text:p>
          </table:table-cell>
          <table:table-cell table:style-name="ce38" office:value-type="float" office:value="0.142865948242763" calcext:value-type="float">
            <text:p>0,143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51110879180664" calcext:value-type="float">
            <text:p>1,511</text:p>
          </table:table-cell>
          <table:table-cell table:style-name="ce38" office:value-type="float" office:value="0.729272582831232" calcext:value-type="float">
            <text:p>0,729</text:p>
          </table:table-cell>
          <table:table-cell table:style-name="ce38" office:value-type="float" office:value="0.212250427076052" calcext:value-type="float">
            <text:p>0,212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491195188874839" calcext:value-type="float">
            <text:p>0,49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96857143762398" calcext:value-type="float">
            <text:p>0,997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221108220695019" calcext:value-type="float">
            <text:p>0,22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46421270321822" calcext:value-type="float">
            <text:p>1,464</text:p>
          </table:table-cell>
          <table:table-cell table:style-name="ce38" office:value-type="float" office:value="0.662359173792281" calcext:value-type="float">
            <text:p>0,662</text:p>
          </table:table-cell>
          <table:table-cell table:style-name="ce38" office:value-type="float" office:value="0.601863618030649" calcext:value-type="float">
            <text:p>0,602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33118369724808" calcext:value-type="float">
            <text:p>1,331</text:p>
          </table:table-cell>
          <table:table-cell table:style-name="ce38" office:value-type="float" office:value="0.472547516605965" calcext:value-type="float">
            <text:p>0,473</text:p>
          </table:table-cell>
          <table:table-cell table:style-name="ce38" office:value-type="float" office:value="0.445808043774774" calcext:value-type="float">
            <text:p>0,446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14425223662898" calcext:value-type="float">
            <text:p>0,91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8849660727952" calcext:value-type="float">
            <text:p>0,888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99188133094905" calcext:value-type="float">
            <text:p>0,89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55933925420124" calcext:value-type="float">
            <text:p>1,559</text:p>
          </table:table-cell>
          <table:table-cell table:style-name="ce38" office:value-type="float" office:value="0.798089935311759" calcext:value-type="float">
            <text:p>0,798</text:p>
          </table:table-cell>
          <table:table-cell table:style-name="ce38" office:value-type="float" office:value="0.384056500827424" calcext:value-type="float">
            <text:p>0,38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30116198265662" calcext:value-type="float">
            <text:p>1,301</text:p>
          </table:table-cell>
          <table:table-cell table:style-name="ce38" office:value-type="float" office:value="0.42971120916593" calcext:value-type="float">
            <text:p>0,43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39611033699946" calcext:value-type="float">
            <text:p>1,396</text:p>
          </table:table-cell>
          <table:table-cell table:style-name="ce38" office:value-type="float" office:value="0.56518771185417" calcext:value-type="float">
            <text:p>0,565</text:p>
          </table:table-cell>
          <table:table-cell table:style-name="ce38" office:value-type="float" office:value="0.642172744587643" calcext:value-type="float">
            <text:p>0,642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83377434865023" calcext:value-type="float">
            <text:p>1,834</text:p>
          </table:table-cell>
          <table:table-cell table:style-name="ce38" office:value-type="float" office:value="1.18966604074503" calcext:value-type="float">
            <text:p>1,190</text:p>
          </table:table-cell>
          <table:table-cell table:style-name="ce38" office:value-type="float" office:value="0.654722635878238" calcext:value-type="float">
            <text:p>0,655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14012117861915" calcext:value-type="float">
            <text:p>0,71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53261477224578" calcext:value-type="float">
            <text:p>0,95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122560234924584" calcext:value-type="float">
            <text:p>0,123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68728355617429" calcext:value-type="float">
            <text:p>0,76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43434735608698" calcext:value-type="float">
            <text:p>0,64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0928645756896" calcext:value-type="float">
            <text:p>1,109</text:p>
          </table:table-cell>
          <table:table-cell table:style-name="ce38" office:value-type="float" office:value="0.155934741208571" calcext:value-type="float">
            <text:p>0,156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38999143051649" calcext:value-type="float">
            <text:p>1,390</text:p>
          </table:table-cell>
          <table:table-cell table:style-name="ce38" office:value-type="float" office:value="0.556456986015622" calcext:value-type="float">
            <text:p>0,556</text:p>
          </table:table-cell>
          <table:table-cell table:style-name="ce38" office:value-type="float" office:value="1.5172978085965" calcext:value-type="float">
            <text:p>1,517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9247898266316" calcext:value-type="float">
            <text:p>1,092</text:p>
          </table:table-cell>
          <table:table-cell table:style-name="ce38" office:value-type="float" office:value="0.131953094185638" calcext:value-type="float">
            <text:p>0,132</text:p>
          </table:table-cell>
          <table:table-cell table:style-name="ce38" office:value-type="float" office:value="0.332939125323112" calcext:value-type="float">
            <text:p>0,333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72315318184707" calcext:value-type="float">
            <text:p>0,672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2754849786461" calcext:value-type="float">
            <text:p>1,228</text:p>
          </table:table-cell>
          <table:table-cell table:style-name="ce38" office:value-type="float" office:value="0.324676240004626" calcext:value-type="float">
            <text:p>0,325</text:p>
          </table:table-cell>
          <table:table-cell table:style-name="ce38" office:value-type="float" office:value="0.82071934626504" calcext:value-type="float">
            <text:p>0,82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9766903624192" calcext:value-type="float">
            <text:p>1,098</text:p>
          </table:table-cell>
          <table:table-cell table:style-name="ce38" office:value-type="float" office:value="0.139358491703916" calcext:value-type="float">
            <text:p>0,139</text:p>
          </table:table-cell>
          <table:table-cell table:style-name="ce38" office:value-type="float" office:value="0.474961927295631" calcext:value-type="float">
            <text:p>0,475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76104545493755" calcext:value-type="float">
            <text:p>0,97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469840059788007" calcext:value-type="float">
            <text:p>0,47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33255204066517" calcext:value-type="float">
            <text:p>1,333</text:p>
          </table:table-cell>
          <table:table-cell table:style-name="ce38" office:value-type="float" office:value="0.474499929387696" calcext:value-type="float">
            <text:p>0,474</text:p>
          </table:table-cell>
          <table:table-cell table:style-name="ce38" office:value-type="float" office:value="0.0488018891930437" calcext:value-type="float">
            <text:p>0,04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23391995328136" calcext:value-type="float">
            <text:p>0,82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60086312111001" calcext:value-type="float">
            <text:p>0,960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00962944798768487" calcext:value-type="float">
            <text:p>0,01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80545849613341" calcext:value-type="float">
            <text:p>1,805</text:p>
          </table:table-cell>
          <table:table-cell table:style-name="ce38" office:value-type="float" office:value="1.14926373260429" calcext:value-type="float">
            <text:p>1,149</text:p>
          </table:table-cell>
          <table:table-cell table:style-name="ce38" office:value-type="float" office:value="0.442819807516248" calcext:value-type="float">
            <text:p>0,443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64554384676406" calcext:value-type="float">
            <text:p>0,76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0605979193994" calcext:value-type="float">
            <text:p>1,106</text:p>
          </table:table-cell>
          <table:table-cell table:style-name="ce38" office:value-type="float" office:value="0.151330792274548" calcext:value-type="float">
            <text:p>0,151</text:p>
          </table:table-cell>
          <table:table-cell table:style-name="ce38" office:value-type="float" office:value="0.351796789286979" calcext:value-type="float">
            <text:p>0,352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2124987122342" calcext:value-type="float">
            <text:p>1,021</text:p>
          </table:table-cell>
          <table:table-cell table:style-name="ce38" office:value-type="float" office:value="0.0303202541618571" calcext:value-type="float">
            <text:p>0,03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578012923087" calcext:value-type="float">
            <text:p>1,258</text:p>
          </table:table-cell>
          <table:table-cell table:style-name="ce38" office:value-type="float" office:value="0.367842262377514" calcext:value-type="float">
            <text:p>0,368</text:p>
          </table:table-cell>
          <table:table-cell table:style-name="ce38" office:value-type="float" office:value="0.62835585643304" calcext:value-type="float">
            <text:p>0,628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598699793721551" calcext:value-type="float">
            <text:p>0,59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1515110233813" calcext:value-type="float">
            <text:p>0,81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7098865821272" calcext:value-type="float">
            <text:p>1,710</text:p>
          </table:table-cell>
          <table:table-cell table:style-name="ce38" office:value-type="float" office:value="1.01289750746646" calcext:value-type="float">
            <text:p>1,013</text:p>
          </table:table-cell>
          <table:table-cell table:style-name="ce38" office:value-type="float" office:value="0.669223438459033" calcext:value-type="float">
            <text:p>0,66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67952515868679" calcext:value-type="float">
            <text:p>1,680</text:p>
          </table:table-cell>
          <table:table-cell table:style-name="ce38" office:value-type="float" office:value="0.969576488447093" calcext:value-type="float">
            <text:p>0,970</text:p>
          </table:table-cell>
          <table:table-cell table:style-name="ce38" office:value-type="float" office:value="0.7920865987844" calcext:value-type="float">
            <text:p>0,792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12822632349003" calcext:value-type="float">
            <text:p>0,81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52256158147239" calcext:value-type="float">
            <text:p>1,523</text:p>
          </table:table-cell>
          <table:table-cell table:style-name="ce38" office:value-type="float" office:value="0.745613928615246" calcext:value-type="float">
            <text:p>0,746</text:p>
          </table:table-cell>
          <table:table-cell table:style-name="ce38" office:value-type="float" office:value="0.683833850760863" calcext:value-type="float">
            <text:p>0,68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26020010473282" calcext:value-type="float">
            <text:p>0,62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284031915588" calcext:value-type="float">
            <text:p>1,128</text:p>
          </table:table-cell>
          <table:table-cell table:style-name="ce38" office:value-type="float" office:value="0.183211341015796" calcext:value-type="float">
            <text:p>0,183</text:p>
          </table:table-cell>
          <table:table-cell table:style-name="ce38" office:value-type="float" office:value="0.69920732091627" calcext:value-type="float">
            <text:p>0,69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1369506542129" calcext:value-type="float">
            <text:p>1,014</text:p>
          </table:table-cell>
          <table:table-cell table:style-name="ce38" office:value-type="float" office:value="0.0195407237987883" calcext:value-type="float">
            <text:p>0,020</text:p>
          </table:table-cell>
          <table:table-cell table:style-name="ce38" office:value-type="float" office:value="0.296052245297212" calcext:value-type="float">
            <text:p>0,296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6180508142833" calcext:value-type="float">
            <text:p>0,862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32608782846064" calcext:value-type="float">
            <text:p>0,93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1290528897637" calcext:value-type="float">
            <text:p>1,013</text:p>
          </table:table-cell>
          <table:table-cell table:style-name="ce38" office:value-type="float" office:value="0.0184138359090135" calcext:value-type="float">
            <text:p>0,018</text:p>
          </table:table-cell>
          <table:table-cell table:style-name="ce38" office:value-type="float" office:value="0.0651081573690057" calcext:value-type="float">
            <text:p>0,065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38267776219398" calcext:value-type="float">
            <text:p>1,383</text:p>
          </table:table-cell>
          <table:table-cell table:style-name="ce38" office:value-type="float" office:value="0.546021521251501" calcext:value-type="float">
            <text:p>0,546</text:p>
          </table:table-cell>
          <table:table-cell table:style-name="ce38" office:value-type="float" office:value="1.80875821741984" calcext:value-type="float">
            <text:p>1,80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1425730573692" calcext:value-type="float">
            <text:p>1,114</text:p>
          </table:table-cell>
          <table:table-cell table:style-name="ce38" office:value-type="float" office:value="0.163027366771692" calcext:value-type="float">
            <text:p>0,163</text:p>
          </table:table-cell>
          <table:table-cell table:style-name="ce38" office:value-type="float" office:value="0.0864094391641251" calcext:value-type="float">
            <text:p>0,086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91108176221448" calcext:value-type="float">
            <text:p>0,89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0314640994570433" calcext:value-type="float">
            <text:p>0,03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48163477080626" calcext:value-type="float">
            <text:p>1,482</text:p>
          </table:table-cell>
          <table:table-cell table:style-name="ce38" office:value-type="float" office:value="0.687217748780355" calcext:value-type="float">
            <text:p>0,687</text:p>
          </table:table-cell>
          <table:table-cell table:style-name="ce38" office:value-type="float" office:value="1.35988556884369" calcext:value-type="float">
            <text:p>1,36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65648104261489" calcext:value-type="float">
            <text:p>0,86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381088984417892" calcext:value-type="float">
            <text:p>0,38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4547671030819" calcext:value-type="float">
            <text:p>1,145</text:p>
          </table:table-cell>
          <table:table-cell table:style-name="ce38" office:value-type="float" office:value="0.20757259113708" calcext:value-type="float">
            <text:p>0,208</text:p>
          </table:table-cell>
          <table:table-cell table:style-name="ce38" office:value-type="float" office:value="0.241463032976415" calcext:value-type="float">
            <text:p>0,24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0738816312777" calcext:value-type="float">
            <text:p>1,007</text:p>
          </table:table-cell>
          <table:table-cell table:style-name="ce38" office:value-type="float" office:value="0.010541757240212" calcext:value-type="float">
            <text:p>0,011</text:p>
          </table:table-cell>
          <table:table-cell table:style-name="ce38" office:value-type="float" office:value="0.322494213803599" calcext:value-type="float">
            <text:p>0,322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88766311421709" calcext:value-type="float">
            <text:p>0,98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46788383098739" calcext:value-type="float">
            <text:p>1,468</text:p>
          </table:table-cell>
          <table:table-cell table:style-name="ce38" office:value-type="float" office:value="0.66759730092498" calcext:value-type="float">
            <text:p>0,668</text:p>
          </table:table-cell>
          <table:table-cell table:style-name="ce38" office:value-type="float" office:value="0.159260165116298" calcext:value-type="float">
            <text:p>0,15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78741368337607" calcext:value-type="float">
            <text:p>1,787</text:p>
          </table:table-cell>
          <table:table-cell table:style-name="ce38" office:value-type="float" office:value="1.12351659732271" calcext:value-type="float">
            <text:p>1,124</text:p>
          </table:table-cell>
          <table:table-cell table:style-name="ce38" office:value-type="float" office:value="1.34258290102853" calcext:value-type="float">
            <text:p>1,343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2417617132327" calcext:value-type="float">
            <text:p>1,224</text:p>
          </table:table-cell>
          <table:table-cell table:style-name="ce38" office:value-type="float" office:value="0.319864455651909" calcext:value-type="float">
            <text:p>0,320</text:p>
          </table:table-cell>
          <table:table-cell table:style-name="ce38" office:value-type="float" office:value="0.256983882076488" calcext:value-type="float">
            <text:p>0,257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581272025364556" calcext:value-type="float">
            <text:p>0,58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0304874882992" calcext:value-type="float">
            <text:p>1,103</text:p>
          </table:table-cell>
          <table:table-cell table:style-name="ce38" office:value-type="float" office:value="0.147034503067503" calcext:value-type="float">
            <text:p>0,147</text:p>
          </table:table-cell>
          <table:table-cell table:style-name="ce38" office:value-type="float" office:value="0.429753002158713" calcext:value-type="float">
            <text:p>0,43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2682473092574" calcext:value-type="float">
            <text:p>1,027</text:p>
          </table:table-cell>
          <table:table-cell table:style-name="ce38" office:value-type="float" office:value="0.0382747100413222" calcext:value-type="float">
            <text:p>0,038</text:p>
          </table:table-cell>
          <table:table-cell table:style-name="ce38" office:value-type="float" office:value="0.301404075495366" calcext:value-type="float">
            <text:p>0,30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28126569270579" calcext:value-type="float">
            <text:p>0,628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35554566302777" calcext:value-type="float">
            <text:p>0,93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860115454038" calcext:value-type="float">
            <text:p>1,086</text:p>
          </table:table-cell>
          <table:table-cell table:style-name="ce38" office:value-type="float" office:value="0.122725069252305" calcext:value-type="float">
            <text:p>0,123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03717270414503" calcext:value-type="float">
            <text:p>0,60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2657021694728" calcext:value-type="float">
            <text:p>1,227</text:p>
          </table:table-cell>
          <table:table-cell table:style-name="ce38" office:value-type="float" office:value="0.323280385613649" calcext:value-type="float">
            <text:p>0,323</text:p>
          </table:table-cell>
          <table:table-cell table:style-name="ce38" office:value-type="float" office:value="0.0906603103354501" calcext:value-type="float">
            <text:p>0,09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77311649698088" calcext:value-type="float">
            <text:p>1,773</text:p>
          </table:table-cell>
          <table:table-cell table:style-name="ce38" office:value-type="float" office:value="1.1031167407427" calcext:value-type="float">
            <text:p>1,103</text:p>
          </table:table-cell>
          <table:table-cell table:style-name="ce38" office:value-type="float" office:value="0.833589438055384" calcext:value-type="float">
            <text:p>0,83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8482288515575" calcext:value-type="float">
            <text:p>1,085</text:p>
          </table:table-cell>
          <table:table-cell table:style-name="ce38" office:value-type="float" office:value="0.121029036346786" calcext:value-type="float">
            <text:p>0,121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39544602925895" calcext:value-type="float">
            <text:p>0,940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40549052669888" calcext:value-type="float">
            <text:p>0,405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34920957187492" calcext:value-type="float">
            <text:p>1,349</text:p>
          </table:table-cell>
          <table:table-cell table:style-name="ce38" office:value-type="float" office:value="0.498267630127082" calcext:value-type="float">
            <text:p>0,498</text:p>
          </table:table-cell>
          <table:table-cell table:style-name="ce38" office:value-type="float" office:value="0.458636049428138" calcext:value-type="float">
            <text:p>0,45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638886530461" calcext:value-type="float">
            <text:p>0,66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70074759916599" calcext:value-type="float">
            <text:p>0,670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0901973774945" calcext:value-type="float">
            <text:p>1,209</text:p>
          </table:table-cell>
          <table:table-cell table:style-name="ce38" office:value-type="float" office:value="0.298238587273049" calcext:value-type="float">
            <text:p>0,298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0655628333449" calcext:value-type="float">
            <text:p>1,107</text:p>
          </table:table-cell>
          <table:table-cell table:style-name="ce38" office:value-type="float" office:value="0.152039208109807" calcext:value-type="float">
            <text:p>0,152</text:p>
          </table:table-cell>
          <table:table-cell table:style-name="ce38" office:value-type="float" office:value="0.140690036808331" calcext:value-type="float">
            <text:p>0,141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0418594335904" calcext:value-type="float">
            <text:p>1,204</text:p>
          </table:table-cell>
          <table:table-cell table:style-name="ce38" office:value-type="float" office:value="0.291341516088834" calcext:value-type="float">
            <text:p>0,291</text:p>
          </table:table-cell>
          <table:table-cell table:style-name="ce38" office:value-type="float" office:value="0.00888274024473607" calcext:value-type="float">
            <text:p>0,00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5578418554417" calcext:value-type="float">
            <text:p>0,956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5252398375096" calcext:value-type="float">
            <text:p>1,053</text:p>
          </table:table-cell>
          <table:table-cell table:style-name="ce38" office:value-type="float" office:value="0.0749435382538612" calcext:value-type="float">
            <text:p>0,075</text:p>
          </table:table-cell>
          <table:table-cell table:style-name="ce38" office:value-type="float" office:value="0.204745355855282" calcext:value-type="float">
            <text:p>0,205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7617989391526" calcext:value-type="float">
            <text:p>1,076</text:p>
          </table:table-cell>
          <table:table-cell table:style-name="ce38" office:value-type="float" office:value="0.108696834971306" calcext:value-type="float">
            <text:p>0,109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63495858017997" calcext:value-type="float">
            <text:p>0,763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0972726826807088" calcext:value-type="float">
            <text:p>0,097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664218596477418" calcext:value-type="float">
            <text:p>0,66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5371711904118" calcext:value-type="float">
            <text:p>1,054</text:p>
          </table:table-cell>
          <table:table-cell table:style-name="ce38" office:value-type="float" office:value="0.0766459563470674" calcext:value-type="float">
            <text:p>0,077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520989370626268" calcext:value-type="float">
            <text:p>0,52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7602217384923" calcext:value-type="float">
            <text:p>1,276</text:p>
          </table:table-cell>
          <table:table-cell table:style-name="ce38" office:value-type="float" office:value="0.393840620370056" calcext:value-type="float">
            <text:p>0,394</text:p>
          </table:table-cell>
          <table:table-cell table:style-name="ce38" office:value-type="float" office:value="0.6216793045692" calcext:value-type="float">
            <text:p>0,622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08391624765133" calcext:value-type="float">
            <text:p>0,808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360229885532404" calcext:value-type="float">
            <text:p>0,36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75117556628964" calcext:value-type="float">
            <text:p>0,97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01208584692119" calcext:value-type="float">
            <text:p>0,70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820000569998" calcext:value-type="float">
            <text:p>1,282</text:p>
          </table:table-cell>
          <table:table-cell table:style-name="ce38" office:value-type="float" office:value="0.402370127893633" calcext:value-type="float">
            <text:p>0,402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1180177309395" calcext:value-type="float">
            <text:p>1,112</text:p>
          </table:table-cell>
          <table:table-cell table:style-name="ce38" office:value-type="float" office:value="0.159523704417481" calcext:value-type="float">
            <text:p>0,160</text:p>
          </table:table-cell>
          <table:table-cell table:style-name="ce38" office:value-type="float" office:value="0.164756367410548" calcext:value-type="float">
            <text:p>0,165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51488609677734" calcext:value-type="float">
            <text:p>0,75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75371059961815" calcext:value-type="float">
            <text:p>1,754</text:p>
          </table:table-cell>
          <table:table-cell table:style-name="ce38" office:value-type="float" office:value="1.0754275498723" calcext:value-type="float">
            <text:p>1,075</text:p>
          </table:table-cell>
          <table:table-cell table:style-name="ce38" office:value-type="float" office:value="0.176453286451416" calcext:value-type="float">
            <text:p>0,176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28744993252133" calcext:value-type="float">
            <text:p>0,72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9077706130074" calcext:value-type="float">
            <text:p>1,091</text:p>
          </table:table-cell>
          <table:table-cell table:style-name="ce38" office:value-type="float" office:value="0.129524717668459" calcext:value-type="float">
            <text:p>0,13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62751572570955" calcext:value-type="float">
            <text:p>1,628</text:p>
          </table:table-cell>
          <table:table-cell table:style-name="ce38" office:value-type="float" office:value="0.895367133947765" calcext:value-type="float">
            <text:p>0,895</text:p>
          </table:table-cell>
          <table:table-cell table:style-name="ce38" office:value-type="float" office:value="0.265225353201922" calcext:value-type="float">
            <text:p>0,265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28153948295551" calcext:value-type="float">
            <text:p>0,928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68714063136477" calcext:value-type="float">
            <text:p>0,96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233635394766011" calcext:value-type="float">
            <text:p>0,234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21012770896469" calcext:value-type="float">
            <text:p>0,721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54726234364575" calcext:value-type="float">
            <text:p>1,547</text:p>
          </table:table-cell>
          <table:table-cell table:style-name="ce38" office:value-type="float" office:value="0.780858066295594" calcext:value-type="float">
            <text:p>0,781</text:p>
          </table:table-cell>
          <table:table-cell table:style-name="ce38" office:value-type="float" office:value="0.766123922936969" calcext:value-type="float">
            <text:p>0,766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08978523071485" calcext:value-type="float">
            <text:p>1,090</text:p>
          </table:table-cell>
          <table:table-cell table:style-name="ce38" office:value-type="float" office:value="0.128109530012332" calcext:value-type="float">
            <text:p>0,128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9231158213992" calcext:value-type="float">
            <text:p>1,292</text:p>
          </table:table-cell>
          <table:table-cell table:style-name="ce38" office:value-type="float" office:value="0.417083067080769" calcext:value-type="float">
            <text:p>0,417</text:p>
          </table:table-cell>
          <table:table-cell table:style-name="ce38" office:value-type="float" office:value="0.348444624077375" calcext:value-type="float">
            <text:p>0,348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39988428869832" calcext:value-type="float">
            <text:p>1,400</text:p>
          </table:table-cell>
          <table:table-cell table:style-name="ce38" office:value-type="float" office:value="0.570572552708077" calcext:value-type="float">
            <text:p>0,571</text:p>
          </table:table-cell>
          <table:table-cell table:style-name="ce38" office:value-type="float" office:value="0.298072239225686" calcext:value-type="float">
            <text:p>0,298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14408303328918" calcext:value-type="float">
            <text:p>1,144</text:p>
          </table:table-cell>
          <table:table-cell table:style-name="ce38" office:value-type="float" office:value="0.205584031253971" calcext:value-type="float">
            <text:p>0,206</text:p>
          </table:table-cell>
          <table:table-cell table:style-name="ce38" office:value-type="float" office:value="0.0462626285239973" calcext:value-type="float">
            <text:p>0,046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724423597952694" calcext:value-type="float">
            <text:p>0,724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815249357525016" calcext:value-type="float">
            <text:p>0,815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207985412569829" calcext:value-type="float">
            <text:p>0,208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67037357590662" calcext:value-type="float">
            <text:p>1,670</text:p>
          </table:table-cell>
          <table:table-cell table:style-name="ce38" office:value-type="float" office:value="0.956518606215207" calcext:value-type="float">
            <text:p>0,957</text:p>
          </table:table-cell>
          <table:table-cell table:style-name="ce38" office:value-type="float" office:value="0.868874693719772" calcext:value-type="float">
            <text:p>0,869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592343159372292" calcext:value-type="float">
            <text:p>0,592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4815802518289" calcext:value-type="float">
            <text:p>1,248</text:p>
          </table:table-cell>
          <table:table-cell table:style-name="ce38" office:value-type="float" office:value="0.354082823219926" calcext:value-type="float">
            <text:p>0,354</text:p>
          </table:table-cell>
          <table:table-cell table:style-name="ce38" office:value-type="float" office:value="0" calcext:value-type="float">
            <text:p>0,00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0.979414403493816" calcext:value-type="float">
            <text:p>0,979</text:p>
          </table:table-cell>
          <table:table-cell table:style-name="ce38" office:value-type="float" office:value="0" calcext:value-type="float">
            <text:p>0,000</text:p>
          </table:table-cell>
          <table:table-cell table:style-name="ce38" office:value-type="float" office:value="0.260085073378436" calcext:value-type="float">
            <text:p>0,260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>
          <table:table-cell table:number-columns-repeated="12"/>
          <table:table-cell table:style-name="ce38" office:value-type="float" office:value="1.23443922889705" calcext:value-type="float">
            <text:p>1,234</text:p>
          </table:table-cell>
          <table:table-cell table:style-name="ce38" office:value-type="float" office:value="0.334508239176196" calcext:value-type="float">
            <text:p>0,335</text:p>
          </table:table-cell>
          <table:table-cell table:style-name="ce38" office:value-type="float" office:value="0.385028673975626" calcext:value-type="float">
            <text:p>0,385</text:p>
          </table:table-cell>
          <table:table-cell table:number-columns-repeated="233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 table:number-rows-repeated="42">
          <table:table-cell table:number-columns-repeated="248"/>
          <table:table-cell table:style-name="ce39"/>
          <table:table-cell table:style-name="ce18" table:number-columns-repeated="6"/>
          <table:table-cell table:number-columns-repeated="769"/>
        </table:table-row>
        <table:table-row table:style-name="ro2" table:number-rows-repeated="10482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 </number:text>
      <number:number number:decimal-places="0" loext:min-decimal-places="0" number:min-integer-digits="1" number:grouping="true"/>
    </number:number-style>
    <number:number-style style:name="N136">
      <number:text>-€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loext:min-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9P0" style:volatile="true">
      <number:text>€ </number:text>
      <number:number number:decimal-places="2" loext:min-decimal-places="2" number:min-integer-digits="1" number:grouping="true"/>
    </number:number-style>
    <number:number-style style:name="N139">
      <number:text>-€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€ 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4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number:text> €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number:text> € 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3" loext:min-decimal-places="3" number:min-integer-digits="1"/>
    </number:number-style>
    <number:number-style style:name="N156">
      <number:number number:decimal-places="1" loext:min-decimal-places="1" number:min-integer-digits="1"/>
    </number:number-style>
    <number:percentage-style style:name="N157">
      <number:number number:decimal-places="3" loext:min-decimal-places="3" number:min-integer-digits="1"/>
      <number:text>%</number:text>
    </number:percentage-style>
    <number:number-style style:name="N158">
      <number:number number:decimal-places="4" loext:min-decimal-places="4" number:min-integer-digits="1"/>
    </number:number-style>
    <number:number-style style:name="N160P0" style:volatile="true">
      <number:number number:decimal-places="0" loext:min-decimal-places="0" number:min-integer-digits="1" number:grouping="true"/>
      <number:text> €</number:text>
    </number:number-style>
    <number:number-style style:name="N16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1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4P0"/>
    </number:number-style>
    <number:number-style style:name="N168P0" style:volatile="true">
      <number:number number:decimal-places="0" loext:min-decimal-places="0" number:min-integer-digits="1" number:grouping="true"/>
      <number:text>    </number:text>
    </number:number-style>
    <number:number-style style:name="N16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8P2" style:volatile="true">
      <number:text> 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loext:min-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loext:min-decimal-places="2" number:min-integer-digits="1" number:grouping="true"/>
      <number:text>    </number:text>
    </number:number-style>
    <number:number-style style:name="N17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6P2" style:volatile="true">
      <number:text>-</number:text>
      <number:number number:decimal-places="0" loext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loext:min-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0P2" style:volatile="true">
      <number:text>-</number:text>
      <number:number number:decimal-places="0" loext:min-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5" loext:min-decimal-places="5" number:min-integer-digits="1"/>
    </number:number-style>
    <number:percentage-style style:name="N182">
      <number:number number:decimal-places="1" loext:min-decimal-places="1" number:min-integer-digits="1"/>
      <number:text>%</number:text>
    </number:percentage-style>
    <number:percentage-style style:name="N183">
      <number:number number:decimal-places="5" loext:min-decimal-places="5" number:min-integer-digits="1"/>
      <number:text>%</number:text>
    </number:percentage-style>
    <number:number-style style:name="N184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85">
      <number:number number:decimal-places="4" loext:min-decimal-places="4" number:min-integer-digits="1"/>
      <number:text>%</number:text>
    </number:percentage-style>
    <number:currency-style style:name="N18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7P0"/>
    </number:currency-style>
    <number:number-style style:name="N189P0" style:volatile="true">
      <number:number number:decimal-places="0" loext:min-decimal-places="0" number:min-integer-digits="1" number:grouping="true"/>
      <number:text> DM</number:text>
    </number:number-style>
    <number:number-style style:name="N18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89P0"/>
    </number:number-style>
    <number:number-style style:name="N190P0" style:volatile="true">
      <number:number number:decimal-places="0" loext:min-decimal-places="0" number:min-integer-digits="1" number:grouping="true"/>
      <number:text> DM</number:text>
    </number:number-style>
    <number:number-style style:name="N19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90P0"/>
    </number:number-style>
    <number:number-style style:name="N192P0" style:volatile="true">
      <number:number number:decimal-places="2" loext:min-decimal-places="2" number:min-integer-digits="1" number:grouping="true"/>
      <number:text> DM</number:text>
    </number:number-style>
    <number:number-style style:name="N19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 number:grouping="true"/>
      <number:text> DM</number:text>
    </number:number-style>
    <number:number-style style:name="N19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3P0"/>
    </number:number-style>
    <number:number-style style:name="N197P0" style:volatile="true">
      <number:number number:decimal-places="0" loext:min-decimal-places="0" number:min-integer-digits="1" number:grouping="true"/>
      <number:text> DM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97P2" style:volatile="true">
      <number:text> - DM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0" loext:min-decimal-places="0" number:min-integer-digits="1" number:grouping="true"/>
      <number:text>       </number:text>
    </number:number-style>
    <number:number-style style:name="N201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01P2" style:volatile="true">
      <number:text> -   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2" loext:min-decimal-places="2" number:min-integer-digits="1" number:grouping="true"/>
      <number:text> DM </number:text>
    </number:number-style>
    <number:number-style style:name="N20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05P2" style:volatile="true">
      <number:text>-</number:text>
      <number:number number:decimal-places="0" loext:min-decimal-places="0" number:min-integer-digits="0"/>
      <number:text> DM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loext:min-decimal-places="2" number:min-integer-digits="1" number:grouping="true"/>
      <number:text>      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9P2" style:volatile="true">
      <number:text>-</number:text>
      <number:number number:decimal-places="0" loext:min-decimal-places="0" number:min-integer-digits="0"/>
      <number:text> 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9" loext:min-decimal-places="9" number:min-integer-digits="1"/>
    </number:number-style>
    <number:number-style style:name="N211">
      <number:number number:decimal-places="8" loext:min-decimal-places="8" number:min-integer-digits="1"/>
    </number:number-style>
    <number:number-style style:name="N212">
      <number:number number:decimal-places="7" loext:min-decimal-places="7" number:min-integer-digits="1"/>
    </number:number-style>
    <number:number-style style:name="N213">
      <number:number number:decimal-places="6" loext:min-decimal-places="6" number:min-integer-digits="1"/>
    </number:number-style>
    <number:percentage-style style:name="N214">
      <number:number number:decimal-places="15" loext:min-decimal-places="15" number:min-integer-digits="1"/>
      <number:text>%</number:text>
    </number:percentage-style>
    <number:number-style style:name="N218P0" style:volatile="true">
      <number:number number:decimal-places="2" loext:min-decimal-places="2" number:min-integer-digits="1" number:grouping="true"/>
      <number:text>   </number:text>
    </number:number-style>
    <number:number-style style:name="N218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18P2" style:volatile="true">
      <number:text>-</number:text>
      <number:number number:decimal-places="0" loext:min-decimal-places="0" number:min-integer-digits="0"/>
      <number:text>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text>$</number:text>
      <number:number number:decimal-places="2" loext:min-decimal-places="2" number:min-integer-digits="1" number:grouping="true"/>
    </number:number-style>
    <number:number-style style:name="N220">
      <number:number number:decimal-places="2" loext:min-decimal-places="2" number:min-integer-digits="1"/>
      <number:text> </number:text>
    </number:number-style>
    <number:number-style style:name="N222P0" style:volatile="true">
      <number:number number:decimal-places="1" loext:min-decimal-places="1" number:min-integer-digits="1" number:grouping="true"/>
    </number:number-style>
    <number:number-style style:name="N222">
      <number:number number:decimal-places="1" loext:min-decimal-places="1" number:min-integer-digits="1" number:grouping="true"/>
      <style:map style:condition="value()&gt;=0" style:apply-style-name="N222P0"/>
    </number:number-style>
    <number:number-style style:name="N224P0" style:volatile="true">
      <number:text>+</number:text>
      <number:number number:decimal-places="2" loext:min-decimal-places="2" number:min-integer-digits="1" number:grouping="true"/>
    </number:number-style>
    <number:number-style style:name="N224">
      <number:text>-</number:text>
      <number:number number:decimal-places="2" loext:min-decimal-places="2" number:min-integer-digits="1" number:grouping="true"/>
      <style:map style:condition="value()&gt;=0" style:apply-style-name="N224P0"/>
    </number:number-style>
    <number:date-style style:name="N22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6">
      <number:text-content/>
      <style:map style:condition="value()&lt;=1.79769313486232E+308" style:apply-style-name="N226P0"/>
    </number:text-style>
    <number:percentage-style style:name="N227">
      <number:number number:decimal-places="9" loext:min-decimal-places="9" number:min-integer-digits="1"/>
      <number:text>%</number:text>
    </number:percentage-style>
    <number:number-style style:name="N228">
      <number:number number:decimal-places="4" loext:min-decimal-places="4" number:min-integer-digits="1" number:grouping="true"/>
    </number:number-style>
    <number:date-style style:name="N229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0P0"/>
    </number:number-style>
    <number:text-style style:name="N231">
      <number:text-content/>
      <number:text> ($)</number:text>
    </number:text-style>
    <number:text-style style:name="N232">
      <number:text-content/>
      <number:text> (%)</number:text>
    </number:text-style>
    <number:text-style style:name="N233">
      <number:text-content/>
      <number:text> (£)</number:text>
    </number:text-style>
    <number:text-style style:name="N234">
      <number:text-content/>
      <number:text> (¥)</number:text>
    </number:text-style>
    <number:text-style style:name="N235">
      <number:text-content/>
      <number:text> (€)</number:text>
    </number:text-style>
    <number:text-style style:name="N236">
      <number:text-content/>
      <number:text> (x)</number:text>
    </number:text-style>
    <number:number-style style:name="N239P0" style:volatile="true">
      <number:number number:decimal-places="1" loext:min-decimal-places="1" number:min-integer-digits="1"/>
      <number:text> %</number:text>
    </number:number-style>
    <number:number-style style:name="N239P1" style:volatile="true">
      <number:text>(</number:text>
      <number:number number:decimal-places="1" loext:min-decimal-places="1" number:min-integer-digits="1"/>
      <number:text>)%</number:text>
    </number:number-style>
    <number:number-style style:name="N239P2" style:volatile="true">
      <number:number number:decimal-places="1" loext:min-decimal-places="1" number:min-integer-digits="1"/>
      <number:text> %</number:text>
    </number:number-style>
    <number:text-style style:name="N239">
      <number:text-content/>
      <number:text>   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1" loext:min-decimal-places="1" number:min-integer-digits="1" number:grouping="true"/>
      <number:text>    </number:text>
    </number:number-style>
    <number:number-style style:name="N243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3P2" style:volatile="true">
      <number:number number:decimal-places="1" loext:min-decimal-places="1" number:min-integer-digits="1"/>
      <number:text>    </number:text>
    </number:number-style>
    <number:text-style style:name="N243">
      <number:text-content/>
      <number:text>   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1" loext:min-decimal-places="1" number:min-integer-digits="1" number:grouping="true"/>
      <number:text>  </number:text>
    </number:number-style>
    <number:number-style style:name="N247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47P2" style:volatile="true">
      <number:number number:decimal-places="1" loext:min-decimal-places="1" number:min-integer-digits="1"/>
      <number:text>  </number:text>
    </number:number-style>
    <number:text-style style:name="N247">
      <number:text-content/>
      <number:text> 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1" loext:min-decimal-places="1" number:min-integer-digits="1" number:grouping="true"/>
      <number:text>    </number:text>
    </number:number-style>
    <number:number-style style:name="N249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49P2" style:volatile="true">
      <number:number number:decimal-places="1" loext:min-decimal-places="1" number:min-integer-digits="1"/>
      <number:text>    </number:text>
    </number:number-style>
    <number:text-style style:name="N249">
      <number:text-content/>
      <number:text>   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number number:decimal-places="1" loext:min-decimal-places="1" number:min-integer-digits="1" number:grouping="true"/>
      <number:text>     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3P2" style:volatile="true">
      <number:number number:decimal-places="1" loext:min-decimal-places="1" number:min-integer-digits="1"/>
      <number:text>      </number:text>
    </number:number-style>
    <number:text-style style:name="N253">
      <number:text-content/>
      <number:text>     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number number:decimal-places="1" loext:min-decimal-places="1" number:min-integer-digits="1" number:grouping="true"/>
      <number:text>        </number:text>
    </number:number-style>
    <number:number-style style:name="N257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57P2" style:volatile="true">
      <number:number number:decimal-places="1" loext:min-decimal-places="1" number:min-integer-digits="1"/>
      <number:text>        </number:text>
    </number:number-style>
    <number:text-style style:name="N257">
      <number:text-content/>
      <number:text>       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number:number number:decimal-places="2" loext:min-decimal-places="2" number:min-integer-digits="1" number:grouping="true"/>
      <number:text>  </number:text>
    </number:number-style>
    <number:number-style style:name="N261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1P2" style:volatile="true">
      <number:number number:decimal-places="2" loext:min-decimal-places="2" number:min-integer-digits="1"/>
      <number:text>  </number:text>
    </number:number-style>
    <number:text-style style:name="N261">
      <number:text-content/>
      <number:text> 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number:number number:decimal-places="2" loext:min-decimal-places="2" number:min-integer-digits="1" number:grouping="true"/>
      <number:text>    </number:text>
    </number:number-style>
    <number:number-style style:name="N264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64P2" style:volatile="true">
      <number:number number:decimal-places="0" loext:min-decimal-places="0" number:min-integer-digits="1"/>
      <number:text>    </number:text>
    </number:number-style>
    <number:text-style style:name="N264">
      <number:text-content/>
      <number:text>   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number number:decimal-places="2" loext:min-decimal-places="2" number:min-integer-digits="1" number:grouping="true"/>
      <number:text>      </number:text>
    </number:number-style>
    <number:number-style style:name="N268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68P2" style:volatile="true">
      <number:number number:decimal-places="2" loext:min-decimal-places="2" number:min-integer-digits="1"/>
      <number:text>      </number:text>
    </number:number-style>
    <number:text-style style:name="N268">
      <number:text-content/>
      <number:text>     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number number:decimal-places="2" loext:min-decimal-places="2" number:min-integer-digits="1" number:grouping="true"/>
      <number:text>        </number:text>
    </number:number-style>
    <number:number-style style:name="N272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2P2" style:volatile="true">
      <number:number number:decimal-places="2" loext:min-decimal-places="2" number:min-integer-digits="1"/>
      <number:text>        </number:text>
    </number:number-style>
    <number:text-style style:name="N272">
      <number:text-content/>
      <number:text>       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number number:decimal-places="0" loext:min-decimal-places="0" number:min-integer-digits="1" number:grouping="true"/>
      <number:text>  </number:text>
    </number:number-style>
    <number:number-style style:name="N276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76P2" style:volatile="true">
      <number:number number:decimal-places="0" loext:min-decimal-places="0" number:min-integer-digits="1"/>
      <number:text>  </number:text>
    </number:number-style>
    <number:text-style style:name="N276">
      <number:text-content/>
      <number:text> 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0" loext:min-decimal-places="0" number:min-integer-digits="1" number:grouping="true"/>
      <number:text>    </number:text>
    </number:number-style>
    <number:number-style style:name="N278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78P2" style:volatile="true">
      <number:number number:decimal-places="0" loext:min-decimal-places="0" number:min-integer-digits="1"/>
      <number:text>    </number:text>
    </number:number-style>
    <number:text-style style:name="N278">
      <number:text-content/>
      <number:text>   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0" loext:min-decimal-places="0" number:min-integer-digits="1" number:grouping="true"/>
      <number:text>      </number:text>
    </number:number-style>
    <number:number-style style:name="N282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2P2" style:volatile="true">
      <number:number number:decimal-places="0" loext:min-decimal-places="0" number:min-integer-digits="1"/>
      <number:text>      </number:text>
    </number:number-style>
    <number:text-style style:name="N282">
      <number:text-content/>
      <number:text>    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6P0" style:volatile="true">
      <number:number number:decimal-places="0" loext:min-decimal-places="0" number:min-integer-digits="1" number:grouping="true"/>
      <number:text>        </number:text>
    </number:number-style>
    <number:number-style style:name="N286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86P2" style:volatile="true">
      <number:number number:decimal-places="0" loext:min-decimal-places="0" number:min-integer-digits="1"/>
      <number:text>        </number:text>
    </number:number-style>
    <number:text-style style:name="N286">
      <number:text-content/>
      <number:text>       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number number:decimal-places="1" loext:min-decimal-places="1" number:min-integer-digits="1" number:grouping="true"/>
      <number:text> </number:text>
    </number:number-style>
    <number:number-style style:name="N288">
      <number:text>(</number:text>
      <number:number number:decimal-places="1" loext:min-decimal-places="1" number:min-integer-digits="1" number:grouping="true"/>
      <number:text>)</number:text>
      <style:map style:condition="value()&gt;=0" style:apply-style-name="N288P0"/>
    </number:number-style>
    <number:number-style style:name="N290P0" style:volatile="true">
      <number:number number:decimal-places="1" loext:min-decimal-places="1" number:min-integer-digits="1" number:grouping="true"/>
      <number:text> </number:text>
    </number:number-style>
    <number:number-style style:name="N290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0P2" style:volatile="true">
      <number:number number:decimal-places="1" loext:min-decimal-places="1" number:min-integer-digits="1" number:grouping="true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2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2P0"/>
    </number:number-style>
    <number:number-style style:name="N294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294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294P0"/>
    </number:number-style>
    <number:number-style style:name="N29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7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297P2" style:volatile="true">
      <number:text>$ </number:text>
      <number:number number:decimal-places="2" loext:min-decimal-places="2" number:min-integer-digits="1"/>
      <number:text>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9P0" style:volatile="true">
      <number:number number:decimal-places="2" loext:min-decimal-places="2" number:min-integer-digits="1" number:grouping="true"/>
      <number:text> </number:text>
    </number:number-style>
    <number:number-style style:name="N29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99P2" style:volatile="true">
      <number:number number:decimal-places="2" loext:min-decimal-places="2" number:min-integer-digits="1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3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3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3P2" style:volatile="true">
      <number:text>€ </number:text>
      <number:number number:decimal-places="2" loext:min-decimal-places="2" number:min-integer-digits="1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number number:decimal-places="1" loext:min-decimal-places="1" number:min-integer-digits="1" number:grouping="true"/>
      <number:text> x</number:text>
    </number:number-style>
    <number:number-style style:name="N305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x</number:text>
    </number:number-style>
    <number:number-style style:name="N309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09P2" style:volatile="true">
      <number:number number:decimal-places="0" loext:min-decimal-places="0" number:min-integer-digits="1"/>
      <number:text> x</number:text>
    </number:number-style>
    <number:text-style style:name="N309">
      <number:text-content/>
      <number:text>  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1P0" style:volatile="true">
      <number:number number:decimal-places="1" loext:min-decimal-places="1" number:min-integer-digits="1" number:grouping="true"/>
      <number:text>   </number:text>
    </number:number-style>
    <number:number-style style:name="N311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1P0"/>
    </number:number-style>
    <number:number-style style:name="N314P0" style:volatile="true">
      <number:number number:decimal-places="0" loext:min-decimal-places="0" number:min-integer-digits="1" number:grouping="true"/>
      <number:text>   </number:text>
    </number:number-style>
    <number:number-style style:name="N314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14P2" style:volatile="true">
      <number:number number:decimal-places="0" loext:min-decimal-places="0" number:min-integer-digits="1"/>
      <number:text>   </number:text>
    </number:number-style>
    <number:text-style style:name="N314">
      <number:text-content/>
      <number:text>  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P0" style:volatile="true">
      <number:number number:decimal-places="1" loext:min-decimal-places="1" number:min-integer-digits="1"/>
      <number:text> %</number:text>
    </number:number-style>
    <number:number-style style:name="N315">
      <number:text>(</number:text>
      <number:number number:decimal-places="1" loext:min-decimal-places="1" number:min-integer-digits="1"/>
      <number:text>)%</number:text>
      <style:map style:condition="value()&gt;=0" style:apply-style-name="N315P0"/>
    </number:number-style>
    <number:number-style style:name="N316P0" style:volatile="true">
      <number:number number:decimal-places="1" loext:min-decimal-places="1" number:min-integer-digits="1" number:grouping="true"/>
      <number:text>    </number:text>
    </number:number-style>
    <number:number-style style:name="N316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16P0"/>
    </number:number-style>
    <number:number-style style:name="N3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18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18">
      <number:text>-</number:text>
      <style:map style:condition="value()&gt;0" style:apply-style-name="N318P0"/>
      <style:map style:condition="value()&lt;0" style:apply-style-name="N318P1"/>
    </number:number-style>
    <number:date-style style:name="N319">
      <number:month number:style="long"/>
      <number:text>.</number:text>
      <number:day number:style="long"/>
      <number:text>.</number:text>
      <number:year number:style="long"/>
    </number:date-style>
    <number:number-style style:name="N323P0" style:volatile="true">
      <number:number number:decimal-places="0" loext:min-decimal-places="0" number:min-integer-digits="1" number:grouping="true"/>
      <number:text> F </number:text>
    </number:number-style>
    <number:number-style style:name="N32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3P2" style:volatile="true">
      <number:text> - F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7P0" style:volatile="true">
      <number:number number:decimal-places="2" loext:min-decimal-places="2" number:min-integer-digits="1" number:grouping="true"/>
      <number:text> F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27P2" style:volatile="true">
      <number:text>-</number:text>
      <number:number number:decimal-places="0" loext:min-decimal-places="0" number:min-integer-digits="0"/>
      <number:text> F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number number:decimal-places="0" loext:min-decimal-places="0" number:min-integer-digits="1" number:grouping="true"/>
      <number:text>  </number:text>
    </number:number-style>
    <number:number-style style:name="N331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1P2" style:volatile="true">
      <number:text> - 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3P0" style:volatile="true">
      <number:number number:decimal-places="0" loext:min-decimal-places="0" number:min-integer-digits="1" number:grouping="true"/>
      <number:text> </number:text>
    </number:number-style>
    <number:number-style style:name="N3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3P2" style:volatile="true">
      <number:text>-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5P0" style:volatile="true">
      <number:number number:decimal-places="0" loext:min-decimal-places="0" number:min-integer-digits="1" number:grouping="true"/>
      <number:text>    </number:text>
    </number:number-style>
    <number:number-style style:name="N3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35P2" style:volatile="true">
      <number:text>-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7P0" style:volatile="true">
      <number:number number:decimal-places="0" loext:min-decimal-places="0" number:min-integer-digits="1" number:grouping="true"/>
      <number:text> F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37P2" style:volatile="true">
      <number:text>- F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loext:min-decimal-places="0" number:min-integer-digits="1" number:grouping="true"/>
      <number:text>  </number:text>
    </number:number-style>
    <number:number-style style:name="N339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9P2" style:volatile="true">
      <number:text>- 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0">
      <number:number number:decimal-places="11" loext:min-decimal-places="11" number:min-integer-digits="1"/>
    </number:number-style>
    <number:percentage-style style:name="N341">
      <number:number number:decimal-places="6" loext:min-decimal-places="6" number:min-integer-digits="1"/>
      <number:text>%</number:text>
    </number:percentage-style>
    <number:number-style style:name="N343P0" style:volatile="true">
      <number:number number:decimal-places="0" loext:min-decimal-places="0" number:min-integer-digits="1" number:grouping="true"/>
      <number:text> € </number:text>
    </number:number-style>
    <number:number-style style:name="N34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43P2" style:volatile="true">
      <number:text>-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0" loext:min-decimal-places="0" number:min-integer-digits="1" number:grouping="true"/>
      <number:text> </number:text>
    </number:number-style>
    <number:number-style style:name="N34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45P2" style:volatile="true">
      <number:text>-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6P0" style:volatile="true">
      <number:number number:decimal-places="2" loext:min-decimal-places="2" number:min-integer-digits="1" number:grouping="true"/>
      <number:text> </number:text>
    </number:number-style>
    <number:number-style style:name="N34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46P2" style:volatile="true">
      <number:text>-</number:text>
      <number:number number:decimal-places="0" loext:min-decimal-places="0" number:min-integer-digits="0"/>
      <number:text>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text>£</number:text>
      <number:number number:decimal-places="0" loext:min-decimal-places="0" number:min-integer-digits="1" number:grouping="true"/>
    </number:number-style>
    <number:number-style style:name="N348">
      <number:text>-£</number:text>
      <number:number number:decimal-places="0" loext:min-decimal-places="0" number:min-integer-digits="1" number:grouping="true"/>
      <style:map style:condition="value()&gt;=0" style:apply-style-name="N348P0"/>
    </number:number-style>
    <number:number-style style:name="N349P0" style:volatile="true">
      <number:text>£</number:text>
      <number:number number:decimal-places="0" loext:min-decimal-places="0" number:min-integer-digits="1" number:grouping="true"/>
    </number:number-style>
    <number:number-style style:name="N34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49P0"/>
    </number:number-style>
    <number:number-style style:name="N351P0" style:volatile="true">
      <number:text>£</number:text>
      <number:number number:decimal-places="2" loext:min-decimal-places="2" number:min-integer-digits="1" number:grouping="true"/>
    </number:number-style>
    <number:number-style style:name="N351">
      <number:text>-£</number:text>
      <number:number number:decimal-places="2" loext:min-decimal-places="2" number:min-integer-digits="1" number:grouping="true"/>
      <style:map style:condition="value()&gt;=0" style:apply-style-name="N351P0"/>
    </number:number-style>
    <number:number-style style:name="N352P0" style:volatile="true">
      <number:text>£</number:text>
      <number:number number:decimal-places="2" loext:min-decimal-places="2" number:min-integer-digits="1" number:grouping="true"/>
    </number:number-style>
    <number:number-style style:name="N35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52P0"/>
    </number:number-style>
    <number:number-style style:name="N35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5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56P2" style:volatile="true">
      <number:text> £-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6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60P2" style:volatile="true">
      <number:text> £-</number:text>
      <number:number number:decimal-places="0" loext:min-decimal-places="0" number:min-integer-digits="0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3P0" style:volatile="true">
      <number:number number:decimal-places="0" loext:min-decimal-places="0" number:min-integer-digits="1" number:grouping="true"/>
      <number:text>   </number:text>
    </number:number-style>
    <number:number-style style:name="N363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63P2" style:volatile="true">
      <number:text>-  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7P0" style:volatile="true">
      <number:number number:decimal-places="2" loext:min-decimal-places="2" number:min-integer-digits="1" number:grouping="true"/>
      <number:text>€ </number:text>
    </number:number-style>
    <number:number-style style:name="N367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67P2" style:volatile="true">
      <number:text>-</number:text>
      <number:number number:decimal-places="0" loext:min-decimal-places="0" number:min-integer-digits="0"/>
      <number:text>€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number number:decimal-places="0" loext:min-decimal-places="0" number:min-integer-digits="1" number:grouping="true"/>
      <number:text>€ </number:text>
    </number:number-style>
    <number:number-style style:name="N371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71P2" style:volatile="true">
      <number:text>-€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lt;=1.79769313486232E+308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lt;=1.79769313486232E+308" style:apply-style-name="N20145P0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20:10:40.4191044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20:12:10.250101605</dc:date>
    <meta:generator>LibreOffice/6.1.2.1$MacOSX_X86_64 LibreOffice_project/65905a128db06ba48db947242809d14d3f9a93fe</meta:generator>
    <meta:editing-duration>PT11H55M9S</meta:editing-duration>
    <meta:editing-cycles>38</meta:editing-cycles>
    <meta:document-statistic meta:table-count="2" meta:cell-count="9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5">
      <number:number number:decimal-places="3" loext:min-decimal-places="3"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style:rotation-angle="0"/>
      <style:text-properties fo:color="#000000" fo:font-family="Arial" style:font-style-name="Regular" fo:font-size="10pt" style:font-size-asian="8pt" style:font-family-complex="Arial" style:font-size-complex="8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treat-empty-cells="ignore"/>
    </style:style>
    <style:style style:name="ch5" style:family="chart" style:data-style-name="N155">
      <style:chart-properties chart:display-label="true" chart:logarithmic="false" chart:minimum="0.3" chart:maximum="1.7" chart:origin="0" chart:reverse-direction="false" text:line-break="false" loext:try-staggering-first="true" chart:link-data-style-to-source="true" chart:axis-position="0" chart:axis-label-position="outside-start" chart:tick-mark-position="at-axis"/>
      <style:text-properties fo:color="#000000" fo:font-family="Arial" style:font-style-name="Regular" fo:font-size="8pt" style:font-size-asian="8pt" style:font-family-complex="Arial" style:font-size-complex="8pt"/>
    </style:style>
    <style:style style:name="ch6" style:family="chart" style:data-style-name="N155">
      <style:chart-properties chart:display-label="true" chart:logarithmic="false" chart:maximum="1.5" chart:origin="0" chart:reverse-direction="false" text:line-break="false" loext:try-staggering-first="true" chart:link-data-style-to-source="true" chart:axis-position="0" chart:axis-label-position="outside-start" chart:tick-mark-position="at-axis"/>
      <style:text-properties fo:color="#000000" fo:font-family="Arial" style:font-style-name="Regular" fo:font-size="8pt" style:font-size-asian="8pt" style:font-family-complex="Arial" style:font-size-complex="8pt"/>
    </style:style>
    <style:style style:name="ch7" style:family="chart" style:data-style-name="N155">
      <style:chart-properties chart:symbol-type="named-symbol" chart:symbol-name="circle" chart:symbol-width="0.05cm" chart:symbol-height="0.05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 style:data-style-name="N155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ff420e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903cm" svg:height="8.832cm" xlink:href=".." xlink:type="simple" chart:class="chart:scatter" chart:style-name="ch1">
        <chart:title svg:x="2.424cm" svg:y="0.337cm" chart:style-name="ch2">
          <text:p>Underlying S(T1) versus Realized Payoff Values V(T2) and V(T1) </text:p>
        </chart:title>
        <chart:legend svg:x="0cm" svg:y="7.537cm" style:legend-expansion="custom" chartooo:width="13.902cm" chartooo:height="1.294cm" style:legend-expansion-aspect-ratio="10.7434312210201" chart:style-name="ch3"/>
        <chart:plot-area chart:style-name="ch4" table:cell-range-address="MonteCarloBlackScholes.M8:MonteCarloBlackScholes.O257 MonteCarloBlackScholes.N6:MonteCarloBlackScholes.O6" chart:data-source-has-labels="row" svg:x="0.676cm" svg:y="1.527cm" svg:width="12.982cm" svg:height="5.847cm">
          <chartooo:coordinate-region svg:x="1.734cm" svg:y="1.685cm" svg:width="11.568cm" svg:height="5.124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MonteCarloBlackScholes.N8:MonteCarloBlackScholes.N257" chart:label-cell-address="MonteCarloBlackScholes.N6:MonteCarloBlackScholes.N6" chart:class="chart:scatter">
            <chart:domain table:cell-range-address="MonteCarloBlackScholes.M8:MonteCarloBlackScholes.M257"/>
            <chart:data-point chart:repeated="250"/>
          </chart:series>
          <chart:series chart:style-name="ch8" chart:values-cell-range-address="MonteCarloBlackScholes.O8:MonteCarloBlackScholes.O257" chart:label-cell-address="MonteCarloBlackScholes.O6:MonteCarloBlackScholes.O6" chart:class="chart:scatter">
            <chart:regression-curve chart:style-name="ch9"/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option value  1 
[3511]</text:p>
                <draw:g>
                  <svg:desc>MonteCarloBlackScholes.N6:MonteCarloBlackScholes.N6</svg:desc>
                </draw:g>
              </table:table-cell>
              <table:table-cell office:value-type="string">
                <text:p>option value  2 
[3520]</text:p>
                <draw:g>
                  <svg:desc>MonteCarloBlackScholes.O6:MonteCarloBlackScholes.O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5749949826195">
                <text:p>0.525749949826195</text:p>
                <draw:g>
                  <svg:desc>MonteCarloBlackScholes.M8:MonteCarloBlackScholes.M257</svg:desc>
                </draw:g>
              </table:table-cell>
              <table:table-cell office:value-type="float" office:value="0">
                <text:p>0</text:p>
                <draw:g>
                  <svg:desc>MonteCarloBlackScholes.N8:MonteCarloBlackScholes.N257</svg:desc>
                </draw:g>
              </table:table-cell>
              <table:table-cell office:value-type="float" office:value="0">
                <text:p>0</text:p>
                <draw:g>
                  <svg:desc>MonteCarloBlackScholes.O8:MonteCarloBlackScholes.O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8633091290299">
                <text:p>1.18633091290299</text:p>
              </table:table-cell>
              <table:table-cell office:value-type="float" office:value="0.265865170571103">
                <text:p>0.265865170571103</text:p>
              </table:table-cell>
              <table:table-cell office:value-type="float" office:value="0.388031429984393">
                <text:p>0.388031429984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1451305624406">
                <text:p>0.511451305624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4874931288683">
                <text:p>1.64874931288683</text:p>
              </table:table-cell>
              <table:table-cell office:value-type="float" office:value="0.92566415331386">
                <text:p>0.92566415331386</text:p>
              </table:table-cell>
              <table:table-cell office:value-type="float" office:value="0.0911018994883398">
                <text:p>0.0911018994883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871898037626">
                <text:p>1.04871898037626</text:p>
              </table:table-cell>
              <table:table-cell office:value-type="float" office:value="0.0695143914983517">
                <text:p>0.0695143914983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7864804255042">
                <text:p>1.37864804255042</text:p>
              </table:table-cell>
              <table:table-cell office:value-type="float" office:value="0.540271739405337">
                <text:p>0.540271739405337</text:p>
              </table:table-cell>
              <table:table-cell office:value-type="float" office:value="0.198951807926599">
                <text:p>0.198951807926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4201168028198">
                <text:p>1.34201168028198</text:p>
              </table:table-cell>
              <table:table-cell office:value-type="float" office:value="0.487997360710727">
                <text:p>0.487997360710727</text:p>
              </table:table-cell>
              <table:table-cell office:value-type="float" office:value="0.291584371596362">
                <text:p>0.291584371596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195647270882">
                <text:p>0.905195647270882</text:p>
              </table:table-cell>
              <table:table-cell office:value-type="float" office:value="0">
                <text:p>0</text:p>
              </table:table-cell>
              <table:table-cell office:value-type="float" office:value="0.0918561550874648">
                <text:p>0.0918561550874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547467355371">
                <text:p>0.93547467355371</text:p>
              </table:table-cell>
              <table:table-cell office:value-type="float" office:value="0">
                <text:p>0</text:p>
              </table:table-cell>
              <table:table-cell office:value-type="float" office:value="0.308141488187656">
                <text:p>0.308141488187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264350168504">
                <text:p>0.92264350168504</text:p>
              </table:table-cell>
              <table:table-cell office:value-type="float" office:value="0">
                <text:p>0</text:p>
              </table:table-cell>
              <table:table-cell office:value-type="float" office:value="0.0866097277320632">
                <text:p>0.0866097277320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6092432123063">
                <text:p>0.906092432123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4556891297847">
                <text:p>1.14556891297847</text:p>
              </table:table-cell>
              <table:table-cell office:value-type="float" office:value="0.20770414997656">
                <text:p>0.20770414997656</text:p>
              </table:table-cell>
              <table:table-cell office:value-type="float" office:value="0.68449825132142">
                <text:p>0.68449825132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9499535261274">
                <text:p>0.849499535261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9177571779852">
                <text:p>1.49177571779852</text:p>
              </table:table-cell>
              <table:table-cell office:value-type="float" office:value="0.701687299537365">
                <text:p>0.701687299537365</text:p>
              </table:table-cell>
              <table:table-cell office:value-type="float" office:value="0.477513753037219">
                <text:p>0.477513753037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062640687733">
                <text:p>1.38062640687733</text:p>
              </table:table-cell>
              <table:table-cell office:value-type="float" office:value="0.543094556945549">
                <text:p>0.543094556945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1020635285114">
                <text:p>0.901020635285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5939716833597">
                <text:p>0.875939716833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7017885813963">
                <text:p>0.867017885813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0433375895735">
                <text:p>1.30433375895735</text:p>
              </table:table-cell>
              <table:table-cell office:value-type="float" office:value="0.434236839583703">
                <text:p>0.434236839583703</text:p>
              </table:table-cell>
              <table:table-cell office:value-type="float" office:value="0.560468818265906">
                <text:p>0.560468818265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4757421225642">
                <text:p>1.34757421225642</text:p>
              </table:table-cell>
              <table:table-cell office:value-type="float" office:value="0.495934226843938">
                <text:p>0.495934226843938</text:p>
              </table:table-cell>
              <table:table-cell office:value-type="float" office:value="1.5981996183631">
                <text:p>1.59819961836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5448442842018">
                <text:p>1.65448442842018</text:p>
              </table:table-cell>
              <table:table-cell office:value-type="float" office:value="0.933847269286207">
                <text:p>0.933847269286207</text:p>
              </table:table-cell>
              <table:table-cell office:value-type="float" office:value="0.929536720615016">
                <text:p>0.929536720615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050559759166">
                <text:p>1.00050559759166</text:p>
              </table:table-cell>
              <table:table-cell office:value-type="float" office:value="0.000721408959214457">
                <text:p>0.000721408959214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6003947609441">
                <text:p>0.776003947609441</text:p>
              </table:table-cell>
              <table:table-cell office:value-type="float" office:value="0">
                <text:p>0</text:p>
              </table:table-cell>
              <table:table-cell office:value-type="float" office:value="0.169668854051416">
                <text:p>0.169668854051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837133347991">
                <text:p>0.7837133347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3788063153392">
                <text:p>0.973788063153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6260944662902">
                <text:p>0.766260944662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9273976316209">
                <text:p>1.39273976316209</text:p>
              </table:table-cell>
              <table:table-cell office:value-type="float" office:value="0.560378428336831">
                <text:p>0.560378428336831</text:p>
              </table:table-cell>
              <table:table-cell office:value-type="float" office:value="0.442066377402169">
                <text:p>0.442066377402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3594221770959">
                <text:p>1.33594221770959</text:p>
              </table:table-cell>
              <table:table-cell office:value-type="float" office:value="0.47933718362608">
                <text:p>0.47933718362608</text:p>
              </table:table-cell>
              <table:table-cell office:value-type="float" office:value="0.0303061858270643">
                <text:p>0.0303061858270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39130032062759">
                <text:p>0.839130032062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47190006217144">
                <text:p>0.847190006217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06984379798166">
                <text:p>0.806984379798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5548787769892">
                <text:p>1.85548787769892</text:p>
              </table:table-cell>
              <table:table-cell office:value-type="float" office:value="1.22064786235633">
                <text:p>1.22064786235633</text:p>
              </table:table-cell>
              <table:table-cell office:value-type="float" office:value="0.449727855308665">
                <text:p>0.449727855308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2128194589644">
                <text:p>1.12128194589644</text:p>
              </table:table-cell>
              <table:table-cell office:value-type="float" office:value="0.173050433396101">
                <text:p>0.173050433396101</text:p>
              </table:table-cell>
              <table:table-cell office:value-type="float" office:value="0.310863505785113">
                <text:p>0.310863505785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0824762533842">
                <text:p>0.750824762533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2524737179035">
                <text:p>0.972524737179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7926665844399">
                <text:p>1.37926665844399</text:p>
              </table:table-cell>
              <table:table-cell office:value-type="float" office:value="0.541154407865979">
                <text:p>0.541154407865979</text:p>
              </table:table-cell>
              <table:table-cell office:value-type="float" office:value="0.268734049286304">
                <text:p>0.268734049286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9305130006569">
                <text:p>1.39305130006569</text:p>
              </table:table-cell>
              <table:table-cell office:value-type="float" office:value="0.560822942941113">
                <text:p>0.560822942941113</text:p>
              </table:table-cell>
              <table:table-cell office:value-type="float" office:value="0.263786148312323">
                <text:p>0.263786148312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4414610884244">
                <text:p>0.944414610884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54777109000485">
                <text:p>0.854777109000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2354226896463">
                <text:p>1.72354226896463</text:p>
              </table:table-cell>
              <table:table-cell office:value-type="float" office:value="1.03238204416375">
                <text:p>1.03238204416375</text:p>
              </table:table-cell>
              <table:table-cell office:value-type="float" office:value="0.841411173499001">
                <text:p>0.841411173499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8275766347802">
                <text:p>1.08275766347802</text:p>
              </table:table-cell>
              <table:table-cell office:value-type="float" office:value="0.118082286904837">
                <text:p>0.118082286904837</text:p>
              </table:table-cell>
              <table:table-cell office:value-type="float" office:value="0.344488985295411">
                <text:p>0.3444889852954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160890859683">
                <text:p>2.0160890859683</text:p>
              </table:table-cell>
              <table:table-cell office:value-type="float" office:value="1.44980075473062">
                <text:p>1.44980075473062</text:p>
              </table:table-cell>
              <table:table-cell office:value-type="float" office:value="0.52857272845035">
                <text:p>0.52857272845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9766679822848">
                <text:p>0.79766679822848</text:p>
              </table:table-cell>
              <table:table-cell office:value-type="float" office:value="0">
                <text:p>0</text:p>
              </table:table-cell>
              <table:table-cell office:value-type="float" office:value="0.170633495660889">
                <text:p>0.170633495660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564638602042">
                <text:p>1.00564638602042</text:p>
              </table:table-cell>
              <table:table-cell office:value-type="float" office:value="0.00805651278707345">
                <text:p>0.00805651278707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2956212911351">
                <text:p>1.32956212911351</text:p>
              </table:table-cell>
              <table:table-cell office:value-type="float" office:value="0.470233791620807">
                <text:p>0.470233791620807</text:p>
              </table:table-cell>
              <table:table-cell office:value-type="float" office:value="0.147271944745562">
                <text:p>0.1472719447455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3095566162378">
                <text:p>0.943095566162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807362253966">
                <text:p>1.01807362253966</text:p>
              </table:table-cell>
              <table:table-cell office:value-type="float" office:value="0.0257882423505628">
                <text:p>0.0257882423505628</text:p>
              </table:table-cell>
              <table:table-cell office:value-type="float" office:value="0.0194956163717866">
                <text:p>0.01949561637178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90327371187579">
                <text:p>0.790327371187579</text:p>
              </table:table-cell>
              <table:table-cell office:value-type="float" office:value="0">
                <text:p>0</text:p>
              </table:table-cell>
              <table:table-cell office:value-type="float" office:value="0.0378305490849329">
                <text:p>0.03783054908493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62298083465153">
                <text:p>0.862298083465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7367826727926">
                <text:p>1.37367826727926</text:p>
              </table:table-cell>
              <table:table-cell office:value-type="float" office:value="0.533180644698715">
                <text:p>0.533180644698715</text:p>
              </table:table-cell>
              <table:table-cell office:value-type="float" office:value="0.115948777550453">
                <text:p>0.1159487775504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493624401826">
                <text:p>0.63493624401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5675507136865">
                <text:p>1.55675507136865</text:p>
              </table:table-cell>
              <table:table-cell office:value-type="float" office:value="0.794402709188778">
                <text:p>0.794402709188778</text:p>
              </table:table-cell>
              <table:table-cell office:value-type="float" office:value="0.521696812713436">
                <text:p>0.521696812713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1403292058452">
                <text:p>2.01403292058452</text:p>
              </table:table-cell>
              <table:table-cell office:value-type="float" office:value="1.44686692720859">
                <text:p>1.44686692720859</text:p>
              </table:table-cell>
              <table:table-cell office:value-type="float" office:value="0.518230782769954">
                <text:p>0.5182307827699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93948187457946">
                <text:p>0.693948187457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943380414141">
                <text:p>1.38943380414141</text:p>
              </table:table-cell>
              <table:table-cell office:value-type="float" office:value="0.555661340091839">
                <text:p>0.555661340091839</text:p>
              </table:table-cell>
              <table:table-cell office:value-type="float" office:value="0.632431085070951">
                <text:p>0.6324310850709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81332042497576">
                <text:p>0.981332042497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37010815949915">
                <text:p>0.837010815949915</text:p>
              </table:table-cell>
              <table:table-cell office:value-type="float" office:value="0">
                <text:p>0</text:p>
              </table:table-cell>
              <table:table-cell office:value-type="float" office:value="0.0268410427940367">
                <text:p>0.0268410427940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7985134350764">
                <text:p>0.987985134350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2782708417363">
                <text:p>1.62782708417363</text:p>
              </table:table-cell>
              <table:table-cell office:value-type="float" office:value="0.895811393946671">
                <text:p>0.895811393946671</text:p>
              </table:table-cell>
              <table:table-cell office:value-type="float" office:value="1.04879307479623">
                <text:p>1.048793074796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1180613866776">
                <text:p>1.21180613866776</text:p>
              </table:table-cell>
              <table:table-cell office:value-type="float" office:value="0.302214347085983">
                <text:p>0.302214347085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50744784065632">
                <text:p>0.950744784065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85475205879026">
                <text:p>0.685475205879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6618680084892">
                <text:p>1.16618680084892</text:p>
              </table:table-cell>
              <table:table-cell office:value-type="float" office:value="0.237122662396703">
                <text:p>0.237122662396703</text:p>
              </table:table-cell>
              <table:table-cell office:value-type="float" office:value="0.0322452633221894">
                <text:p>0.0322452633221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259362748997">
                <text:p>1.5259362748997</text:p>
              </table:table-cell>
              <table:table-cell office:value-type="float" office:value="0.750429090145334">
                <text:p>0.750429090145334</text:p>
              </table:table-cell>
              <table:table-cell office:value-type="float" office:value="0.700258307481171">
                <text:p>0.7002583074811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33418139790597">
                <text:p>0.833418139790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9392332003995">
                <text:p>1.29392332003995</text:p>
              </table:table-cell>
              <table:table-cell office:value-type="float" office:value="0.419382765853416">
                <text:p>0.419382765853416</text:p>
              </table:table-cell>
              <table:table-cell office:value-type="float" office:value="0.230939613635751">
                <text:p>0.230939613635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2508262426872">
                <text:p>0.922508262426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7292040298177">
                <text:p>0.857292040298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683954810402">
                <text:p>1.0683954810402</text:p>
              </table:table-cell>
              <table:table-cell office:value-type="float" office:value="0.0975896911024811">
                <text:p>0.0975896911024811</text:p>
              </table:table-cell>
              <table:table-cell office:value-type="float" office:value="0.443446179563167">
                <text:p>0.4434461795631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986437922393">
                <text:p>0.728986437922393</text:p>
              </table:table-cell>
              <table:table-cell office:value-type="float" office:value="0">
                <text:p>0</text:p>
              </table:table-cell>
              <table:table-cell office:value-type="float" office:value="0.224352124097923">
                <text:p>0.2243521240979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531807348124">
                <text:p>0.56531807348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14392588392537">
                <text:p>0.914392588392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0550308608205">
                <text:p>1.20550308608205</text:p>
              </table:table-cell>
              <table:table-cell office:value-type="float" office:value="0.293220873460423">
                <text:p>0.293220873460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49460727131496">
                <text:p>0.549460727131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61204928885128">
                <text:p>0.861204928885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9241867731205">
                <text:p>0.859241867731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39827623363533">
                <text:p>0.839827623363533</text:p>
              </table:table-cell>
              <table:table-cell office:value-type="float" office:value="0">
                <text:p>0</text:p>
              </table:table-cell>
              <table:table-cell office:value-type="float" office:value="0.615625484791917">
                <text:p>0.615625484791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16023232033729">
                <text:p>0.916023232033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30341166944362">
                <text:p>0.830341166944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3003255377815">
                <text:p>2.13003255377815</text:p>
              </table:table-cell>
              <table:table-cell office:value-type="float" office:value="1.61238032369619">
                <text:p>1.61238032369619</text:p>
              </table:table-cell>
              <table:table-cell office:value-type="float" office:value="2.47006898724917">
                <text:p>2.470068987249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0926427700922">
                <text:p>0.520926427700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4460042140551">
                <text:p>0.89446004214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7452752733897">
                <text:p>1.17452752733897</text:p>
              </table:table-cell>
              <table:table-cell office:value-type="float" office:value="0.249023579085266">
                <text:p>0.249023579085266</text:p>
              </table:table-cell>
              <table:table-cell office:value-type="float" office:value="0.716106058650448">
                <text:p>0.7161060586504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76012662620772">
                <text:p>0.776012662620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1966862497692">
                <text:p>0.861966862497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1609468295332">
                <text:p>0.731609468295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961227000503">
                <text:p>1.00961227000503</text:p>
              </table:table-cell>
              <table:table-cell office:value-type="float" office:value="0.0137152110975479">
                <text:p>0.0137152110975479</text:p>
              </table:table-cell>
              <table:table-cell office:value-type="float" office:value="0.733146133423597">
                <text:p>0.733146133423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4665074084494">
                <text:p>0.64665074084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1795314830083">
                <text:p>1.11795314830083</text:p>
              </table:table-cell>
              <table:table-cell office:value-type="float" office:value="0.16830075806437">
                <text:p>0.16830075806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6143723822546">
                <text:p>1.26143723822546</text:p>
              </table:table-cell>
              <table:table-cell office:value-type="float" office:value="0.373030190490387">
                <text:p>0.373030190490387</text:p>
              </table:table-cell>
              <table:table-cell office:value-type="float" office:value="0.283727497115482">
                <text:p>0.2837274971154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9211682525733">
                <text:p>1.09211682525733</text:p>
              </table:table-cell>
              <table:table-cell office:value-type="float" office:value="0.131436352014541">
                <text:p>0.131436352014541</text:p>
              </table:table-cell>
              <table:table-cell office:value-type="float" office:value="0.155508746301455">
                <text:p>0.1555087463014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68881821955684">
                <text:p>0.868881821955684</text:p>
              </table:table-cell>
              <table:table-cell office:value-type="float" office:value="0">
                <text:p>0</text:p>
              </table:table-cell>
              <table:table-cell office:value-type="float" office:value="0.372814958181644">
                <text:p>0.372814958181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547222383141">
                <text:p>0.95547222383141</text:p>
              </table:table-cell>
              <table:table-cell office:value-type="float" office:value="0">
                <text:p>0</text:p>
              </table:table-cell>
              <table:table-cell office:value-type="float" office:value="0.217233828455332">
                <text:p>0.217233828455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818375207382">
                <text:p>1.0818375207382</text:p>
              </table:table-cell>
              <table:table-cell office:value-type="float" office:value="0.116769386631541">
                <text:p>0.11676938663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8706521318395">
                <text:p>0.968706521318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378613885777">
                <text:p>1.00378613885777</text:p>
              </table:table-cell>
              <table:table-cell office:value-type="float" office:value="0.00540223003013043">
                <text:p>0.00540223003013043</text:p>
              </table:table-cell>
              <table:table-cell office:value-type="float" office:value="0.00766425862894577">
                <text:p>0.007664258628945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0676513862385">
                <text:p>1.10676513862385</text:p>
              </table:table-cell>
              <table:table-cell office:value-type="float" office:value="0.15233721205486">
                <text:p>0.15233721205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2508726961411">
                <text:p>1.02508726961411</text:p>
              </table:table-cell>
              <table:table-cell office:value-type="float" office:value="0.0357956235559906">
                <text:p>0.0357956235559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6720821567901">
                <text:p>1.66720821567901</text:p>
              </table:table-cell>
              <table:table-cell office:value-type="float" office:value="0.952002130533734">
                <text:p>0.952002130533734</text:p>
              </table:table-cell>
              <table:table-cell office:value-type="float" office:value="1.02385579468385">
                <text:p>1.023855794683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7352680308307">
                <text:p>1.17352680308307</text:p>
              </table:table-cell>
              <table:table-cell office:value-type="float" office:value="0.247595701548241">
                <text:p>0.247595701548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4837536924616">
                <text:p>1.14837536924616</text:p>
              </table:table-cell>
              <table:table-cell office:value-type="float" office:value="0.21170852564716">
                <text:p>0.21170852564716</text:p>
              </table:table-cell>
              <table:table-cell office:value-type="float" office:value="0.0394690009593475">
                <text:p>0.03946900095934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72234661812797">
                <text:p>0.872234661812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02854333445985">
                <text:p>0.602854333445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68659367633">
                <text:p>1.168659367633</text:p>
              </table:table-cell>
              <table:table-cell office:value-type="float" office:value="0.240650629815285">
                <text:p>0.240650629815285</text:p>
              </table:table-cell>
              <table:table-cell office:value-type="float" office:value="0.720937852229512">
                <text:p>0.720937852229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5902091317598">
                <text:p>1.25902091317598</text:p>
              </table:table-cell>
              <table:table-cell office:value-type="float" office:value="0.369582471261058">
                <text:p>0.369582471261058</text:p>
              </table:table-cell>
              <table:table-cell office:value-type="float" office:value="0.132394342384537">
                <text:p>0.1323943423845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3901243283469">
                <text:p>0.883901243283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6996743564304">
                <text:p>1.16996743564304</text:p>
              </table:table-cell>
              <table:table-cell office:value-type="float" office:value="0.242517038985883">
                <text:p>0.242517038985883</text:p>
              </table:table-cell>
              <table:table-cell office:value-type="float" office:value="0.172671003215787">
                <text:p>0.1726710032157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01540047377548">
                <text:p>0.801540047377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78700729246143">
                <text:p>0.978700729246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0427857687944">
                <text:p>0.650427857687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8100599698631">
                <text:p>1.18100599698631</text:p>
              </table:table-cell>
              <table:table-cell office:value-type="float" office:value="0.2582673455167">
                <text:p>0.2582673455167</text:p>
              </table:table-cell>
              <table:table-cell office:value-type="float" office:value="1.24762636503893">
                <text:p>1.247626365038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4424606233886">
                <text:p>1.74424606233886</text:p>
              </table:table-cell>
              <table:table-cell office:value-type="float" office:value="1.06192313034827">
                <text:p>1.06192313034827</text:p>
              </table:table-cell>
              <table:table-cell office:value-type="float" office:value="1.04792736316739">
                <text:p>1.047927363167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520267211742">
                <text:p>0.842520267211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0178102450436">
                <text:p>0.840178102450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3608023500489">
                <text:p>1.03608023500489</text:p>
              </table:table-cell>
              <table:table-cell office:value-type="float" office:value="0.0514808717693234">
                <text:p>0.0514808717693234</text:p>
              </table:table-cell>
              <table:table-cell office:value-type="float" office:value="0.00670841267663042">
                <text:p>0.006708412676630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35001447276678">
                <text:p>0.935001447276678</text:p>
              </table:table-cell>
              <table:table-cell office:value-type="float" office:value="0">
                <text:p>0</text:p>
              </table:table-cell>
              <table:table-cell office:value-type="float" office:value="0.0495456338505905">
                <text:p>0.04954563385059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5821582479324">
                <text:p>1.25821582479324</text:p>
              </table:table-cell>
              <table:table-cell office:value-type="float" office:value="0.36843373562258">
                <text:p>0.36843373562258</text:p>
              </table:table-cell>
              <table:table-cell office:value-type="float" office:value="0.214985175865058">
                <text:p>0.2149851758650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9094335582302">
                <text:p>1.29094335582302</text:p>
              </table:table-cell>
              <table:table-cell office:value-type="float" office:value="0.41513082138276">
                <text:p>0.41513082138276</text:p>
              </table:table-cell>
              <table:table-cell office:value-type="float" office:value="0.442792352664966">
                <text:p>0.442792352664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78195064254958">
                <text:p>0.778195064254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608503676984">
                <text:p>1.01608503676984</text:p>
              </table:table-cell>
              <table:table-cell office:value-type="float" office:value="0.0229508404044719">
                <text:p>0.0229508404044719</text:p>
              </table:table-cell>
              <table:table-cell office:value-type="float" office:value="0.173162618448239">
                <text:p>0.1731626184482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5934529277551">
                <text:p>0.845934529277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57307345614441">
                <text:p>0.657307345614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06146839445727">
                <text:p>0.806146839445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31872007058399">
                <text:p>0.831872007058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3668328040109">
                <text:p>0.983668328040109</text:p>
              </table:table-cell>
              <table:table-cell office:value-type="float" office:value="0">
                <text:p>0</text:p>
              </table:table-cell>
              <table:table-cell office:value-type="float" office:value="0.421097526151023">
                <text:p>0.4210975261510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0918102838029">
                <text:p>1.20918102838029</text:p>
              </table:table-cell>
              <table:table-cell office:value-type="float" office:value="0.298468723863975">
                <text:p>0.298468723863975</text:p>
              </table:table-cell>
              <table:table-cell office:value-type="float" office:value="0.101204446420292">
                <text:p>0.1012044464202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95916399001233">
                <text:p>0.795916399001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33901490540999">
                <text:p>0.833901490540999</text:p>
              </table:table-cell>
              <table:table-cell office:value-type="float" office:value="0">
                <text:p>0</text:p>
              </table:table-cell>
              <table:table-cell office:value-type="float" office:value="0.200199728918185">
                <text:p>0.2001997289181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4412700887714">
                <text:p>0.764412700887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0761320931201">
                <text:p>1.20761320931201</text:p>
              </table:table-cell>
              <table:table-cell office:value-type="float" office:value="0.29623169041892">
                <text:p>0.29623169041892</text:p>
              </table:table-cell>
              <table:table-cell office:value-type="float" office:value="0.0336466777196307">
                <text:p>0.03364667771963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99919073706613">
                <text:p>0.699919073706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5731290847324">
                <text:p>1.55731290847324</text:p>
              </table:table-cell>
              <table:table-cell office:value-type="float" office:value="0.795198655790729">
                <text:p>0.795198655790729</text:p>
              </table:table-cell>
              <table:table-cell office:value-type="float" office:value="0.354443928159284">
                <text:p>0.3544439281592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0765938562656">
                <text:p>1.00765938562656</text:p>
              </table:table-cell>
              <table:table-cell office:value-type="float" office:value="0.0109287494723727">
                <text:p>0.0109287494723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27238640332767">
                <text:p>0.627238640332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81524859667853">
                <text:p>0.881524859667853</text:p>
              </table:table-cell>
              <table:table-cell office:value-type="float" office:value="0">
                <text:p>0</text:p>
              </table:table-cell>
              <table:table-cell office:value-type="float" office:value="0.0436861660742568">
                <text:p>0.04368616607425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56189881806545">
                <text:p>0.656189881806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0355647453599">
                <text:p>1.00355647453599</text:p>
              </table:table-cell>
              <table:table-cell office:value-type="float" office:value="0.00507453483917668">
                <text:p>0.00507453483917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6331317470449">
                <text:p>1.26331317470449</text:p>
              </table:table-cell>
              <table:table-cell office:value-type="float" office:value="0.375706859456418">
                <text:p>0.375706859456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0588339527904">
                <text:p>0.740588339527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1137210036444">
                <text:p>0.961137210036444</text:p>
              </table:table-cell>
              <table:table-cell office:value-type="float" office:value="0">
                <text:p>0</text:p>
              </table:table-cell>
              <table:table-cell office:value-type="float" office:value="0.0746366552779399">
                <text:p>0.07463665527793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71244368061154">
                <text:p>0.871244368061154</text:p>
              </table:table-cell>
              <table:table-cell office:value-type="float" office:value="0">
                <text:p>0</text:p>
              </table:table-cell>
              <table:table-cell office:value-type="float" office:value="0.026307080607292">
                <text:p>0.026307080607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4037387816103">
                <text:p>1.44037387816103</text:p>
              </table:table-cell>
              <table:table-cell office:value-type="float" office:value="0.628344886032393">
                <text:p>0.628344886032393</text:p>
              </table:table-cell>
              <table:table-cell office:value-type="float" office:value="0.0499236711450668">
                <text:p>0.04992367114506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70183667766063">
                <text:p>1.70183667766063</text:p>
              </table:table-cell>
              <table:table-cell office:value-type="float" office:value="1.00141154847692">
                <text:p>1.00141154847692</text:p>
              </table:table-cell>
              <table:table-cell office:value-type="float" office:value="0.949314560034574">
                <text:p>0.9493145600345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1680124678711">
                <text:p>1.31680124678711</text:p>
              </table:table-cell>
              <table:table-cell office:value-type="float" office:value="0.45202600149361">
                <text:p>0.45202600149361</text:p>
              </table:table-cell>
              <table:table-cell office:value-type="float" office:value="0.115071413037869">
                <text:p>0.1150714130378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2412895946228">
                <text:p>0.82412895946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0012722802931">
                <text:p>1.10012722802931</text:p>
              </table:table-cell>
              <table:table-cell office:value-type="float" office:value="0.142865948242763">
                <text:p>0.142865948242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1110879180664">
                <text:p>1.51110879180664</text:p>
              </table:table-cell>
              <table:table-cell office:value-type="float" office:value="0.729272582831232">
                <text:p>0.729272582831232</text:p>
              </table:table-cell>
              <table:table-cell office:value-type="float" office:value="0.212250427076052">
                <text:p>0.2122504270760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91195188874839">
                <text:p>0.491195188874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6857143762398">
                <text:p>0.996857143762398</text:p>
              </table:table-cell>
              <table:table-cell office:value-type="float" office:value="0">
                <text:p>0</text:p>
              </table:table-cell>
              <table:table-cell office:value-type="float" office:value="0.221108220695019">
                <text:p>0.2211082206950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6421270321822">
                <text:p>1.46421270321822</text:p>
              </table:table-cell>
              <table:table-cell office:value-type="float" office:value="0.662359173792281">
                <text:p>0.662359173792281</text:p>
              </table:table-cell>
              <table:table-cell office:value-type="float" office:value="0.601863618030649">
                <text:p>0.6018636180306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3118369724808">
                <text:p>1.33118369724808</text:p>
              </table:table-cell>
              <table:table-cell office:value-type="float" office:value="0.472547516605965">
                <text:p>0.472547516605965</text:p>
              </table:table-cell>
              <table:table-cell office:value-type="float" office:value="0.445808043774774">
                <text:p>0.4458080437747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14425223662898">
                <text:p>0.914425223662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8849660727952">
                <text:p>0.88849660727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99188133094905">
                <text:p>0.899188133094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933925420124">
                <text:p>1.55933925420124</text:p>
              </table:table-cell>
              <table:table-cell office:value-type="float" office:value="0.798089935311759">
                <text:p>0.798089935311759</text:p>
              </table:table-cell>
              <table:table-cell office:value-type="float" office:value="0.384056500827424">
                <text:p>0.3840565008274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0116198265662">
                <text:p>1.30116198265662</text:p>
              </table:table-cell>
              <table:table-cell office:value-type="float" office:value="0.42971120916593">
                <text:p>0.42971120916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9611033699946">
                <text:p>1.39611033699946</text:p>
              </table:table-cell>
              <table:table-cell office:value-type="float" office:value="0.56518771185417">
                <text:p>0.56518771185417</text:p>
              </table:table-cell>
              <table:table-cell office:value-type="float" office:value="0.642172744587643">
                <text:p>0.6421727445876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3377434865023">
                <text:p>1.83377434865023</text:p>
              </table:table-cell>
              <table:table-cell office:value-type="float" office:value="1.18966604074503">
                <text:p>1.18966604074503</text:p>
              </table:table-cell>
              <table:table-cell office:value-type="float" office:value="0.654722635878238">
                <text:p>0.6547226358782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14012117861915">
                <text:p>0.714012117861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3261477224578">
                <text:p>0.953261477224578</text:p>
              </table:table-cell>
              <table:table-cell office:value-type="float" office:value="0">
                <text:p>0</text:p>
              </table:table-cell>
              <table:table-cell office:value-type="float" office:value="0.122560234924584">
                <text:p>0.1225602349245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68728355617429">
                <text:p>0.768728355617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43434735608698">
                <text:p>0.643434735608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0928645756896">
                <text:p>1.10928645756896</text:p>
              </table:table-cell>
              <table:table-cell office:value-type="float" office:value="0.155934741208571">
                <text:p>0.15593474120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8999143051649">
                <text:p>1.38999143051649</text:p>
              </table:table-cell>
              <table:table-cell office:value-type="float" office:value="0.556456986015622">
                <text:p>0.556456986015622</text:p>
              </table:table-cell>
              <table:table-cell office:value-type="float" office:value="1.5172978085965">
                <text:p>1.51729780859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9247898266316">
                <text:p>1.09247898266316</text:p>
              </table:table-cell>
              <table:table-cell office:value-type="float" office:value="0.131953094185638">
                <text:p>0.131953094185638</text:p>
              </table:table-cell>
              <table:table-cell office:value-type="float" office:value="0.332939125323112">
                <text:p>0.332939125323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2315318184707">
                <text:p>0.672315318184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2754849786461">
                <text:p>1.22754849786461</text:p>
              </table:table-cell>
              <table:table-cell office:value-type="float" office:value="0.324676240004626">
                <text:p>0.324676240004626</text:p>
              </table:table-cell>
              <table:table-cell office:value-type="float" office:value="0.82071934626504">
                <text:p>0.820719346265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9766903624192">
                <text:p>1.09766903624192</text:p>
              </table:table-cell>
              <table:table-cell office:value-type="float" office:value="0.139358491703916">
                <text:p>0.139358491703916</text:p>
              </table:table-cell>
              <table:table-cell office:value-type="float" office:value="0.474961927295631">
                <text:p>0.4749619272956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6104545493755">
                <text:p>0.976104545493755</text:p>
              </table:table-cell>
              <table:table-cell office:value-type="float" office:value="0">
                <text:p>0</text:p>
              </table:table-cell>
              <table:table-cell office:value-type="float" office:value="0.469840059788007">
                <text:p>0.4698400597880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3255204066517">
                <text:p>1.33255204066517</text:p>
              </table:table-cell>
              <table:table-cell office:value-type="float" office:value="0.474499929387696">
                <text:p>0.474499929387696</text:p>
              </table:table-cell>
              <table:table-cell office:value-type="float" office:value="0.0488018891930437">
                <text:p>0.04880188919304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3391995328136">
                <text:p>0.823391995328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60086312111001">
                <text:p>0.960086312111001</text:p>
              </table:table-cell>
              <table:table-cell office:value-type="float" office:value="0">
                <text:p>0</text:p>
              </table:table-cell>
              <table:table-cell office:value-type="float" office:value="0.00962944798768487">
                <text:p>0.009629447987684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80545849613341">
                <text:p>1.80545849613341</text:p>
              </table:table-cell>
              <table:table-cell office:value-type="float" office:value="1.14926373260429">
                <text:p>1.14926373260429</text:p>
              </table:table-cell>
              <table:table-cell office:value-type="float" office:value="0.442819807516248">
                <text:p>0.4428198075162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64554384676406">
                <text:p>0.764554384676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0605979193994">
                <text:p>1.10605979193994</text:p>
              </table:table-cell>
              <table:table-cell office:value-type="float" office:value="0.151330792274548">
                <text:p>0.151330792274548</text:p>
              </table:table-cell>
              <table:table-cell office:value-type="float" office:value="0.351796789286979">
                <text:p>0.3517967892869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2124987122342">
                <text:p>1.02124987122342</text:p>
              </table:table-cell>
              <table:table-cell office:value-type="float" office:value="0.0303202541618571">
                <text:p>0.030320254161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578012923087">
                <text:p>1.2578012923087</text:p>
              </table:table-cell>
              <table:table-cell office:value-type="float" office:value="0.367842262377514">
                <text:p>0.367842262377514</text:p>
              </table:table-cell>
              <table:table-cell office:value-type="float" office:value="0.62835585643304">
                <text:p>0.628355856433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8699793721551">
                <text:p>0.598699793721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1515110233813">
                <text:p>0.81515110233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098865821272">
                <text:p>1.7098865821272</text:p>
              </table:table-cell>
              <table:table-cell office:value-type="float" office:value="1.01289750746646">
                <text:p>1.01289750746646</text:p>
              </table:table-cell>
              <table:table-cell office:value-type="float" office:value="0.669223438459033">
                <text:p>0.6692234384590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67952515868679">
                <text:p>1.67952515868679</text:p>
              </table:table-cell>
              <table:table-cell office:value-type="float" office:value="0.969576488447093">
                <text:p>0.969576488447093</text:p>
              </table:table-cell>
              <table:table-cell office:value-type="float" office:value="0.7920865987844">
                <text:p>0.79208659878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2822632349003">
                <text:p>0.812822632349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2256158147239">
                <text:p>1.52256158147239</text:p>
              </table:table-cell>
              <table:table-cell office:value-type="float" office:value="0.745613928615246">
                <text:p>0.745613928615246</text:p>
              </table:table-cell>
              <table:table-cell office:value-type="float" office:value="0.683833850760863">
                <text:p>0.6838338507608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26020010473282">
                <text:p>0.626020010473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284031915588">
                <text:p>1.1284031915588</text:p>
              </table:table-cell>
              <table:table-cell office:value-type="float" office:value="0.183211341015796">
                <text:p>0.183211341015796</text:p>
              </table:table-cell>
              <table:table-cell office:value-type="float" office:value="0.69920732091627">
                <text:p>0.699207320916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1369506542129">
                <text:p>1.01369506542129</text:p>
              </table:table-cell>
              <table:table-cell office:value-type="float" office:value="0.0195407237987883">
                <text:p>0.0195407237987883</text:p>
              </table:table-cell>
              <table:table-cell office:value-type="float" office:value="0.296052245297212">
                <text:p>0.2960522452972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180508142833">
                <text:p>0.86180508142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2608782846064">
                <text:p>0.932608782846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1290528897637">
                <text:p>1.01290528897637</text:p>
              </table:table-cell>
              <table:table-cell office:value-type="float" office:value="0.0184138359090135">
                <text:p>0.0184138359090135</text:p>
              </table:table-cell>
              <table:table-cell office:value-type="float" office:value="0.0651081573690057">
                <text:p>0.0651081573690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8267776219398">
                <text:p>1.38267776219398</text:p>
              </table:table-cell>
              <table:table-cell office:value-type="float" office:value="0.546021521251501">
                <text:p>0.546021521251501</text:p>
              </table:table-cell>
              <table:table-cell office:value-type="float" office:value="1.80875821741984">
                <text:p>1.808758217419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1425730573692">
                <text:p>1.11425730573692</text:p>
              </table:table-cell>
              <table:table-cell office:value-type="float" office:value="0.163027366771692">
                <text:p>0.163027366771692</text:p>
              </table:table-cell>
              <table:table-cell office:value-type="float" office:value="0.0864094391641251">
                <text:p>0.08640943916412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1108176221448">
                <text:p>0.891108176221448</text:p>
              </table:table-cell>
              <table:table-cell office:value-type="float" office:value="0">
                <text:p>0</text:p>
              </table:table-cell>
              <table:table-cell office:value-type="float" office:value="0.0314640994570433">
                <text:p>0.03146409945704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8163477080626">
                <text:p>1.48163477080626</text:p>
              </table:table-cell>
              <table:table-cell office:value-type="float" office:value="0.687217748780355">
                <text:p>0.687217748780355</text:p>
              </table:table-cell>
              <table:table-cell office:value-type="float" office:value="1.35988556884369">
                <text:p>1.359885568843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5648104261489">
                <text:p>0.865648104261489</text:p>
              </table:table-cell>
              <table:table-cell office:value-type="float" office:value="0">
                <text:p>0</text:p>
              </table:table-cell>
              <table:table-cell office:value-type="float" office:value="0.381088984417892">
                <text:p>0.3810889844178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4547671030819">
                <text:p>1.14547671030819</text:p>
              </table:table-cell>
              <table:table-cell office:value-type="float" office:value="0.20757259113708">
                <text:p>0.20757259113708</text:p>
              </table:table-cell>
              <table:table-cell office:value-type="float" office:value="0.241463032976415">
                <text:p>0.2414630329764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0738816312777">
                <text:p>1.00738816312777</text:p>
              </table:table-cell>
              <table:table-cell office:value-type="float" office:value="0.010541757240212">
                <text:p>0.010541757240212</text:p>
              </table:table-cell>
              <table:table-cell office:value-type="float" office:value="0.322494213803599">
                <text:p>0.3224942138035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8766311421709">
                <text:p>0.988766311421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6788383098739">
                <text:p>1.46788383098739</text:p>
              </table:table-cell>
              <table:table-cell office:value-type="float" office:value="0.66759730092498">
                <text:p>0.66759730092498</text:p>
              </table:table-cell>
              <table:table-cell office:value-type="float" office:value="0.159260165116298">
                <text:p>0.1592601651162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8741368337607">
                <text:p>1.78741368337607</text:p>
              </table:table-cell>
              <table:table-cell office:value-type="float" office:value="1.12351659732271">
                <text:p>1.12351659732271</text:p>
              </table:table-cell>
              <table:table-cell office:value-type="float" office:value="1.34258290102853">
                <text:p>1.342582901028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2417617132327">
                <text:p>1.22417617132327</text:p>
              </table:table-cell>
              <table:table-cell office:value-type="float" office:value="0.319864455651909">
                <text:p>0.319864455651909</text:p>
              </table:table-cell>
              <table:table-cell office:value-type="float" office:value="0.256983882076488">
                <text:p>0.256983882076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81272025364556">
                <text:p>0.581272025364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0304874882992">
                <text:p>1.10304874882992</text:p>
              </table:table-cell>
              <table:table-cell office:value-type="float" office:value="0.147034503067503">
                <text:p>0.147034503067503</text:p>
              </table:table-cell>
              <table:table-cell office:value-type="float" office:value="0.429753002158713">
                <text:p>0.4297530021587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2682473092574">
                <text:p>1.02682473092574</text:p>
              </table:table-cell>
              <table:table-cell office:value-type="float" office:value="0.0382747100413222">
                <text:p>0.0382747100413222</text:p>
              </table:table-cell>
              <table:table-cell office:value-type="float" office:value="0.301404075495366">
                <text:p>0.3014040754953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28126569270579">
                <text:p>0.628126569270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35554566302777">
                <text:p>0.935554566302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860115454038">
                <text:p>1.0860115454038</text:p>
              </table:table-cell>
              <table:table-cell office:value-type="float" office:value="0.122725069252305">
                <text:p>0.122725069252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03717270414503">
                <text:p>0.60371727041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2657021694728">
                <text:p>1.22657021694728</text:p>
              </table:table-cell>
              <table:table-cell office:value-type="float" office:value="0.323280385613649">
                <text:p>0.323280385613649</text:p>
              </table:table-cell>
              <table:table-cell office:value-type="float" office:value="0.0906603103354501">
                <text:p>0.09066031033545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77311649698088">
                <text:p>1.77311649698088</text:p>
              </table:table-cell>
              <table:table-cell office:value-type="float" office:value="1.1031167407427">
                <text:p>1.1031167407427</text:p>
              </table:table-cell>
              <table:table-cell office:value-type="float" office:value="0.833589438055384">
                <text:p>0.8335894380553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8482288515575">
                <text:p>1.08482288515575</text:p>
              </table:table-cell>
              <table:table-cell office:value-type="float" office:value="0.121029036346786">
                <text:p>0.121029036346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39544602925895">
                <text:p>0.939544602925895</text:p>
              </table:table-cell>
              <table:table-cell office:value-type="float" office:value="0">
                <text:p>0</text:p>
              </table:table-cell>
              <table:table-cell office:value-type="float" office:value="0.40549052669888">
                <text:p>0.405490526698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4920957187492">
                <text:p>1.34920957187492</text:p>
              </table:table-cell>
              <table:table-cell office:value-type="float" office:value="0.498267630127082">
                <text:p>0.498267630127082</text:p>
              </table:table-cell>
              <table:table-cell office:value-type="float" office:value="0.458636049428138">
                <text:p>0.4586360494281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638886530461">
                <text:p>0.6638886530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70074759916599">
                <text:p>0.670074759916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0901973774945">
                <text:p>1.20901973774945</text:p>
              </table:table-cell>
              <table:table-cell office:value-type="float" office:value="0.298238587273049">
                <text:p>0.29823858727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0655628333449">
                <text:p>1.10655628333449</text:p>
              </table:table-cell>
              <table:table-cell office:value-type="float" office:value="0.152039208109807">
                <text:p>0.152039208109807</text:p>
              </table:table-cell>
              <table:table-cell office:value-type="float" office:value="0.140690036808331">
                <text:p>0.1406900368083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0418594335904">
                <text:p>1.20418594335904</text:p>
              </table:table-cell>
              <table:table-cell office:value-type="float" office:value="0.291341516088834">
                <text:p>0.291341516088834</text:p>
              </table:table-cell>
              <table:table-cell office:value-type="float" office:value="0.00888274024473607">
                <text:p>0.008882740244736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5578418554417">
                <text:p>0.95578418554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5252398375096">
                <text:p>1.05252398375096</text:p>
              </table:table-cell>
              <table:table-cell office:value-type="float" office:value="0.0749435382538612">
                <text:p>0.0749435382538612</text:p>
              </table:table-cell>
              <table:table-cell office:value-type="float" office:value="0.204745355855282">
                <text:p>0.2047453558552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7617989391526">
                <text:p>1.07617989391526</text:p>
              </table:table-cell>
              <table:table-cell office:value-type="float" office:value="0.108696834971306">
                <text:p>0.10869683497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63495858017997">
                <text:p>0.763495858017997</text:p>
              </table:table-cell>
              <table:table-cell office:value-type="float" office:value="0">
                <text:p>0</text:p>
              </table:table-cell>
              <table:table-cell office:value-type="float" office:value="0.0972726826807088">
                <text:p>0.09727268268070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64218596477418">
                <text:p>0.664218596477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5371711904118">
                <text:p>1.05371711904118</text:p>
              </table:table-cell>
              <table:table-cell office:value-type="float" office:value="0.0766459563470674">
                <text:p>0.0766459563470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20989370626268">
                <text:p>0.520989370626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27602217384923">
                <text:p>1.27602217384923</text:p>
              </table:table-cell>
              <table:table-cell office:value-type="float" office:value="0.393840620370056">
                <text:p>0.393840620370056</text:p>
              </table:table-cell>
              <table:table-cell office:value-type="float" office:value="0.6216793045692">
                <text:p>0.62167930456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08391624765133">
                <text:p>0.808391624765133</text:p>
              </table:table-cell>
              <table:table-cell office:value-type="float" office:value="0">
                <text:p>0</text:p>
              </table:table-cell>
              <table:table-cell office:value-type="float" office:value="0.360229885532404">
                <text:p>0.3602298855324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5117556628964">
                <text:p>0.975117556628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01208584692119">
                <text:p>0.701208584692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820000569998">
                <text:p>1.2820000569998</text:p>
              </table:table-cell>
              <table:table-cell office:value-type="float" office:value="0.402370127893633">
                <text:p>0.402370127893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1180177309395">
                <text:p>1.11180177309395</text:p>
              </table:table-cell>
              <table:table-cell office:value-type="float" office:value="0.159523704417481">
                <text:p>0.159523704417481</text:p>
              </table:table-cell>
              <table:table-cell office:value-type="float" office:value="0.164756367410548">
                <text:p>0.1647563674105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51488609677734">
                <text:p>0.751488609677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5371059961815">
                <text:p>1.75371059961815</text:p>
              </table:table-cell>
              <table:table-cell office:value-type="float" office:value="1.0754275498723">
                <text:p>1.0754275498723</text:p>
              </table:table-cell>
              <table:table-cell office:value-type="float" office:value="0.176453286451416">
                <text:p>0.1764532864514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28744993252133">
                <text:p>0.728744993252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9077706130074">
                <text:p>1.09077706130074</text:p>
              </table:table-cell>
              <table:table-cell office:value-type="float" office:value="0.129524717668459">
                <text:p>0.129524717668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2751572570955">
                <text:p>1.62751572570955</text:p>
              </table:table-cell>
              <table:table-cell office:value-type="float" office:value="0.895367133947765">
                <text:p>0.895367133947765</text:p>
              </table:table-cell>
              <table:table-cell office:value-type="float" office:value="0.265225353201922">
                <text:p>0.2652253532019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28153948295551">
                <text:p>0.928153948295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8714063136477">
                <text:p>0.968714063136477</text:p>
              </table:table-cell>
              <table:table-cell office:value-type="float" office:value="0">
                <text:p>0</text:p>
              </table:table-cell>
              <table:table-cell office:value-type="float" office:value="0.233635394766011">
                <text:p>0.2336353947660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21012770896469">
                <text:p>0.721012770896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4726234364575">
                <text:p>1.54726234364575</text:p>
              </table:table-cell>
              <table:table-cell office:value-type="float" office:value="0.780858066295594">
                <text:p>0.780858066295594</text:p>
              </table:table-cell>
              <table:table-cell office:value-type="float" office:value="0.766123922936969">
                <text:p>0.7661239229369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8978523071485">
                <text:p>1.08978523071485</text:p>
              </table:table-cell>
              <table:table-cell office:value-type="float" office:value="0.128109530012332">
                <text:p>0.12810953001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29231158213992">
                <text:p>1.29231158213992</text:p>
              </table:table-cell>
              <table:table-cell office:value-type="float" office:value="0.417083067080769">
                <text:p>0.417083067080769</text:p>
              </table:table-cell>
              <table:table-cell office:value-type="float" office:value="0.348444624077375">
                <text:p>0.348444624077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9988428869832">
                <text:p>1.39988428869832</text:p>
              </table:table-cell>
              <table:table-cell office:value-type="float" office:value="0.570572552708077">
                <text:p>0.570572552708077</text:p>
              </table:table-cell>
              <table:table-cell office:value-type="float" office:value="0.298072239225686">
                <text:p>0.2980722392256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4408303328918">
                <text:p>1.14408303328918</text:p>
              </table:table-cell>
              <table:table-cell office:value-type="float" office:value="0.205584031253971">
                <text:p>0.205584031253971</text:p>
              </table:table-cell>
              <table:table-cell office:value-type="float" office:value="0.0462626285239973">
                <text:p>0.04626262852399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24423597952694">
                <text:p>0.724423597952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15249357525016">
                <text:p>0.815249357525016</text:p>
              </table:table-cell>
              <table:table-cell office:value-type="float" office:value="0">
                <text:p>0</text:p>
              </table:table-cell>
              <table:table-cell office:value-type="float" office:value="0.207985412569829">
                <text:p>0.2079854125698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7037357590662">
                <text:p>1.67037357590662</text:p>
              </table:table-cell>
              <table:table-cell office:value-type="float" office:value="0.956518606215207">
                <text:p>0.956518606215207</text:p>
              </table:table-cell>
              <table:table-cell office:value-type="float" office:value="0.868874693719772">
                <text:p>0.8688746937197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92343159372292">
                <text:p>0.592343159372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24815802518289">
                <text:p>1.24815802518289</text:p>
              </table:table-cell>
              <table:table-cell office:value-type="float" office:value="0.354082823219926">
                <text:p>0.354082823219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79414403493816">
                <text:p>0.979414403493816</text:p>
              </table:table-cell>
              <table:table-cell office:value-type="float" office:value="0">
                <text:p>0</text:p>
              </table:table-cell>
              <table:table-cell office:value-type="float" office:value="0.260085073378436">
                <text:p>0.260085073378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23443922889705">
                <text:p>1.23443922889705</text:p>
              </table:table-cell>
              <table:table-cell office:value-type="float" office:value="0.334508239176196">
                <text:p>0.334508239176196</text:p>
              </table:table-cell>
              <table:table-cell office:value-type="float" office:value="0.385028673975626">
                <text:p>0.385028673975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